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284" officeooo:paragraph-rsid="00174a99"/>
    </style:style>
    <style:style style:name="P2" style:family="paragraph" style:parent-style-name="Standard">
      <style:text-properties fo:color="#c9211e" officeooo:rsid="000b2284" officeooo:paragraph-rsid="00174a99"/>
    </style:style>
    <style:style style:name="P3" style:family="paragraph" style:parent-style-name="Standard">
      <style:text-properties fo:color="#c9211e" officeooo:paragraph-rsid="001c82a5"/>
    </style:style>
    <style:style style:name="P4" style:family="paragraph" style:parent-style-name="Standard">
      <style:text-properties officeooo:rsid="000b2284" officeooo:paragraph-rsid="00174a99"/>
    </style:style>
    <style:style style:name="P5" style:family="paragraph" style:parent-style-name="Standard">
      <style:text-properties officeooo:rsid="000b2284" officeooo:paragraph-rsid="001c82a5"/>
    </style:style>
    <style:style style:name="P6" style:family="paragraph" style:parent-style-name="Standard">
      <style:text-properties officeooo:paragraph-rsid="001c82a5"/>
    </style:style>
    <style:style style:name="T1" style:family="text">
      <style:text-properties officeooo:rsid="001ad4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run @ lirun-G3-3779 in ~/Documents/test_1/trajectory_planning_for_AA/simulations/trajectory_planning/bin on git:dev_5_woa_pso_3 x [8:18:42] </text:p>
      <text:p text:style-name="P1">$ ./forward_kinematics 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5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3658.98</text:p>
      <text:p text:style-name="P1">0.31924 <text:s/>0.47843 <text:s/>-1.67904 <text:s/>2.27676 <text:s/>-1.97293 <text:s/>1.29975 <text:s/>-3.69194 <text:s/></text:p>
      <text:p text:style-name="P1">iteration is :100</text:p>
      <text:p text:style-name="P1">pso_woa_fitness is :2031.87</text:p>
      <text:p text:style-name="P1">3.15884 <text:s/>2.84735 <text:s/>4.1573 <text:s/>4.67802 <text:s/>2.6428 <text:s/>1.28732 <text:s/>2.30518 <text:s/></text:p>
      <text:p text:style-name="P1">iteration is :200</text:p>
      <text:p text:style-name="P1">pso_woa_fitness is :1674.51</text:p>
      <text:p text:style-name="P1">4.93174 <text:s/>2.38636 <text:s/>6.28319 <text:s/>3.00794 <text:s/>0.5611 <text:s/>1.45359 <text:s/>1.15065 <text:s/></text:p>
      <text:p text:style-name="P1">iteration is :300</text:p>
      <text:p text:style-name="P1">pso_woa_fitness is :1962.03</text:p>
      <text:p text:style-name="P1">5.35329 <text:s/>2.46866 <text:s/>4.78319 <text:s/>3.5985 <text:s/>2.06253 <text:s/>1.78503 <text:s/>1.64403 <text:s/></text:p>
      <text:p text:style-name="P1">iteration is :400</text:p>
      <text:p text:style-name="P1">pso_woa_fitness is :1110.2</text:p>
      <text:p text:style-name="P1">3.3447 <text:s/>3.10707 <text:s/>5.95105 <text:s/>3.26148 <text:s/>0.683175 <text:s/>2.08328 <text:s/>1.75996 <text:s/></text:p>
      <text:p text:style-name="P1">iteration is :500</text:p>
      <text:p text:style-name="P1">pso_woa_fitness is :1085.78</text:p>
      <text:p text:style-name="P1">4.83808 <text:s/>3.14159 <text:s/>4.00304 <text:s/>2.51295 <text:s/>1.61854 <text:s/>2.0944 <text:s/>1.91963 <text:s/></text:p>
      <text:p text:style-name="P1">iteration is :600</text:p>
      <text:p text:style-name="P1">pso_woa_fitness is :607.017</text:p>
      <text:p text:style-name="P1">4.5938 <text:s/>2.67366 <text:s/>4.13195 <text:s/>3.56967 <text:s/>2.519 <text:s/>1.90575 <text:s/>1.52227 <text:s/></text:p>
      <text:p text:style-name="P1">iteration is :700</text:p>
      <text:p text:style-name="P1">pso_woa_fitness is :606.118</text:p>
      <text:p text:style-name="P1">4.07407 <text:s/>2.7604 <text:s/>4.61921 <text:s/>3.0451 <text:s/>2.69101 <text:s/>1.76905 <text:s/>0.975154 <text:s/></text:p>
      <text:p text:style-name="P1">iteration is :800</text:p>
      <text:p text:style-name="P1">pso_woa_fitness is :916.465</text:p>
      <text:p text:style-name="P1">3.60373 <text:s/>2.97209 <text:s/>3.69498 <text:s/>2.73837 <text:s/>3.15288 <text:s/>1.75771 <text:s/>1.26729 <text:s/></text:p>
      <text:p text:style-name="P1"><text:soft-page-break/>iteration is :900</text:p>
      <text:p text:style-name="P1">pso_woa_fitness is :549.858</text:p>
      <text:p text:style-name="P1">3.58566 <text:s/>3.00238 <text:s/>5.39514 <text:s/>2.21853 <text:s/>2.02718 <text:s/>1.89624 <text:s/>1.29253 <text:s/></text:p>
      <text:p text:style-name="P1">iteration is :1000</text:p>
      <text:p text:style-name="P1">pso_woa_fitness is :188.838</text:p>
      <text:p text:style-name="P1">3.71514 <text:s/>2.92372 <text:s/>5.14955 <text:s/>2.53037 <text:s/>1.89364 <text:s/>1.91674 <text:s/>0.971878 <text:s/></text:p>
      <text:p text:style-name="P1">iteration is :1100</text:p>
      <text:p text:style-name="P1">pso_woa_fitness is :179.957</text:p>
      <text:p text:style-name="P1">3.75713 <text:s/>2.92481 <text:s/>5.14134 <text:s/>2.55255 <text:s/>1.87793 <text:s/>1.93002 <text:s/>0.958871 <text:s/></text:p>
      <text:p text:style-name="P1">iteration is :1200</text:p>
      <text:p text:style-name="P1">pso_woa_fitness is :175.801</text:p>
      <text:p text:style-name="P1">3.71466 <text:s/>2.94232 <text:s/>5.15543 <text:s/>2.4935 <text:s/>1.87174 <text:s/>1.93971 <text:s/>0.946889 <text:s/></text:p>
      <text:p text:style-name="P1">iteration is :1300</text:p>
      <text:p text:style-name="P1">pso_woa_fitness is :175.074</text:p>
      <text:p text:style-name="P1">3.71801 <text:s/>2.94708 <text:s/>5.15665 <text:s/>2.49314 <text:s/>1.86655 <text:s/>1.94308 <text:s/>0.94639 <text:s/></text:p>
      <text:p text:style-name="P1">best fitness found is: <text:s text:c="2"/>174.65</text:p>
      <text:p text:style-name="P1">3.71262 <text:s/>2.95203 <text:s/>5.15786 <text:s/>2.48291 <text:s/>1.86441 <text:s/>1.94716 <text:s/>0.943933 <text:s/></text:p>
      <text:p text:style-name="P1">time = 453.892s</text:p>
      <text:p text:style-name="P1">第1次搜索......</text:p>
      <text:p text:style-name="P1">WOA PSO 初始化完成......</text:p>
      <text:p text:style-name="P1">iteration is :0</text:p>
      <text:p text:style-name="P1">pso_woa_fitness is :3368.18</text:p>
      <text:p text:style-name="P1">-0.869483 <text:s/>0.267283 <text:s/>-1.5148 <text:s/>4.78743 <text:s/>1.83547 <text:s/>-1.40079 <text:s/>-1.51894 <text:s/></text:p>
      <text:p text:style-name="P1">iteration is :100</text:p>
      <text:p text:style-name="P1">pso_woa_fitness is :2851.13</text:p>
      <text:p text:style-name="P1">0.491508 <text:s/>0.702447 <text:s/>-4.8827 <text:s/>-5.8697 <text:s/>-2.19657 <text:s/>-1.84166 <text:s/>-4.14623 <text:s/></text:p>
      <text:p text:style-name="P1">iteration is :200</text:p>
      <text:p text:style-name="P1">pso_woa_fitness is :2001.65</text:p>
      <text:p text:style-name="P1">1.55275 <text:s/>0.767015 <text:s/>-1.7406 <text:s/>-3.9789 <text:s/>2.11452 <text:s/>-1.73038 <text:s/>-2.03501 <text:s/></text:p>
      <text:p text:style-name="P1">iteration is :300</text:p>
      <text:p text:style-name="P1">pso_woa_fitness is :1799.89</text:p>
      <text:p text:style-name="P1">0.523371 <text:s/>1.16795 <text:s/>0.153369 <text:s/>-4.16191 <text:s/>0.609815 <text:s/>-2.0944 <text:s/>-2.41659 <text:s/></text:p>
      <text:p text:style-name="P1">iteration is :400</text:p>
      <text:p text:style-name="P1">pso_woa_fitness is :1711.43</text:p>
      <text:p text:style-name="P1">0.978053 <text:s/>1.36456 <text:s/>-0.517266 <text:s/>-4.99427 <text:s/>1.51209 <text:s/>-2.0944 <text:s/>-1.66529 <text:s/></text:p>
      <text:p text:style-name="P1">iteration is :500</text:p>
      <text:p text:style-name="P1">pso_woa_fitness is :1495.25</text:p>
      <text:p text:style-name="P1">3.45171 <text:s/>1.99088 <text:s/>-3.05851 <text:s/>-5.45227 <text:s/>1.45094 <text:s/>-2.0944 <text:s/>0.188533 <text:s/></text:p>
      <text:p text:style-name="P1">iteration is :600</text:p>
      <text:p text:style-name="P1">pso_woa_fitness is :1254.65</text:p>
      <text:p text:style-name="P1">1.82776 <text:s/>1.9819 <text:s/>-1.08615 <text:s/>-5.07681 <text:s/>0.157042 <text:s/>-2.0944 <text:s/>-1.74852 <text:s/></text:p>
      <text:p text:style-name="P1">iteration is :700</text:p>
      <text:p text:style-name="P1">pso_woa_fitness is :903.385</text:p>
      <text:p text:style-name="P1">0.993231 <text:s/>1.44202 <text:s/>-0.277195 <text:s/>-4.85439 <text:s/>0.90881 <text:s/>-2.0944 <text:s/>-1.44622 <text:s/></text:p>
      <text:p text:style-name="P1">iteration is :800</text:p>
      <text:p text:style-name="P1">pso_woa_fitness is :830.811</text:p>
      <text:p text:style-name="P1">1.14784 <text:s/>1.55055 <text:s/>-0.351339 <text:s/>-4.82951 <text:s/>0.782931 <text:s/>-2.0944 <text:s/>-1.59292 <text:s/></text:p>
      <text:p text:style-name="P1">iteration is :900</text:p>
      <text:p text:style-name="P1">pso_woa_fitness is :809.988</text:p>
      <text:p text:style-name="P1">1.19057 <text:s/>1.57063 <text:s/>-0.399753 <text:s/>-4.84474 <text:s/>0.775361 <text:s/>-2.0944 <text:s/>-1.60089 <text:s/></text:p>
      <text:p text:style-name="P1">iteration is :1000</text:p>
      <text:p text:style-name="P1">pso_woa_fitness is :769.249</text:p>
      <text:p text:style-name="P1"><text:soft-page-break/>1.35715 <text:s/>1.40977 <text:s/>-0.503025 <text:s/>-4.66324 <text:s/>0.763903 <text:s/>-2.0944 <text:s/>-1.72687 <text:s/></text:p>
      <text:p text:style-name="P1">iteration is :1100</text:p>
      <text:p text:style-name="P1">pso_woa_fitness is :713.626</text:p>
      <text:p text:style-name="P1">1.53907 <text:s/>1.2924 <text:s/>-0.588866 <text:s/>-4.51375 <text:s/>0.770268 <text:s/>-2.0944 <text:s/>-1.8609 <text:s/></text:p>
      <text:p text:style-name="P1">iteration is :1200</text:p>
      <text:p text:style-name="P1">pso_woa_fitness is :708.314</text:p>
      <text:p text:style-name="P1">1.61647 <text:s/>1.22932 <text:s/>-0.615517 <text:s/>-4.43209 <text:s/>0.758977 <text:s/>-2.0944 <text:s/>-1.94989 <text:s/></text:p>
      <text:p text:style-name="P1">iteration is :1300</text:p>
      <text:p text:style-name="P1">pso_woa_fitness is :670.907</text:p>
      <text:p text:style-name="P1">1.66605 <text:s/>1.17839 <text:s/>-0.78712 <text:s/>-4.52248 <text:s/>0.926921 <text:s/>-2.0944 <text:s/>-1.77272 <text:s/></text:p>
      <text:p text:style-name="P1">best fitness found is: <text:s text:c="2"/>670.088</text:p>
      <text:p text:style-name="P1">1.64938 <text:s/>1.18406 <text:s/>-0.786166 <text:s/>-4.54079 <text:s/>0.937615 <text:s/>-2.0944 <text:s/>-1.74377 <text:s/></text:p>
      <text:p text:style-name="P1">time = 460.063s</text:p>
      <text:p text:style-name="P1">第2次搜索......</text:p>
      <text:p text:style-name="P1">WOA PSO 初始化完成......</text:p>
      <text:p text:style-name="P1">iteration is :0</text:p>
      <text:p text:style-name="P1">pso_woa_fitness is :2639.8</text:p>
      <text:p text:style-name="P1">-4.71699 <text:s/>1.87743 <text:s/>5.67591 <text:s/>-3.27411 <text:s/>-4.99772 <text:s/>-0.569066 <text:s/>-3.05556 <text:s/></text:p>
      <text:p text:style-name="P1">iteration is :100</text:p>
      <text:p text:style-name="P1">pso_woa_fitness is :2202.18</text:p>
      <text:p text:style-name="P1">-4.28677 <text:s/>0.826253 <text:s/>2.08334 <text:s/>-4.25777 <text:s/>-3.35829 <text:s/>1.97925 <text:s/>-0.491323 <text:s/></text:p>
      <text:p text:style-name="P1">iteration is :200</text:p>
      <text:p text:style-name="P1">pso_woa_fitness is :3361.17</text:p>
      <text:p text:style-name="P1">-5.55002 <text:s/>0.242287 <text:s/>-1.81774 <text:s/>3.36482 <text:s/>-3.4579 <text:s/>-0.908897 <text:s/>-2.25862 <text:s/></text:p>
      <text:p text:style-name="P1">iteration is :300</text:p>
      <text:p text:style-name="P1">pso_woa_fitness is :2316.37</text:p>
      <text:p text:style-name="P1">0.368449 <text:s/>0.898055 <text:s/>4.93042 <text:s/>0.698117 <text:s/>3.58003 <text:s/>2.0944 <text:s/>1.0856 <text:s/></text:p>
      <text:p text:style-name="P1">iteration is :400</text:p>
      <text:p text:style-name="P1">pso_woa_fitness is :2147.11</text:p>
      <text:p text:style-name="P1">1.8451 <text:s/>1.31678 <text:s/>6.28319 <text:s/>1.86022 <text:s/>4.97323 <text:s/>2.0944 <text:s/>1.68748 <text:s/></text:p>
      <text:p text:style-name="P1">iteration is :500</text:p>
      <text:p text:style-name="P1">pso_woa_fitness is :1030.56</text:p>
      <text:p text:style-name="P1">1.75286 <text:s/>0.662009 <text:s/>6.28319 <text:s/>2.94407 <text:s/>3.61686 <text:s/>2.0944 <text:s/>0.534758 <text:s/></text:p>
      <text:p text:style-name="P1">iteration is :600</text:p>
      <text:p text:style-name="P1">pso_woa_fitness is :792.874</text:p>
      <text:p text:style-name="P1">0.621622 <text:s/>1.1875 <text:s/>6.28319 <text:s/>1.94836 <text:s/>4.17863 <text:s/>2.0944 <text:s/>1.99922 <text:s/></text:p>
      <text:p text:style-name="P1">iteration is :700</text:p>
      <text:p text:style-name="P1">pso_woa_fitness is :402.069</text:p>
      <text:p text:style-name="P1">1.24099 <text:s/>0.61966 <text:s/>6.28319 <text:s/>2.88585 <text:s/>3.6125 <text:s/>2.0944 <text:s/>0.740625 <text:s/></text:p>
      <text:p text:style-name="P1">iteration is :800</text:p>
      <text:p text:style-name="P1">pso_woa_fitness is :452.622</text:p>
      <text:p text:style-name="P1">0.725653 <text:s/>0.468189 <text:s/>6.28319 <text:s/>2.69943 <text:s/>4.23416 <text:s/>2.0944 <text:s/>1.71087 <text:s/></text:p>
      <text:p text:style-name="P1">iteration is :900</text:p>
      <text:p text:style-name="P1">pso_woa_fitness is :394.552</text:p>
      <text:p text:style-name="P1">1.03104 <text:s/>0.50809 <text:s/>6.28319 <text:s/>3.00384 <text:s/>3.95028 <text:s/>2.0944 <text:s/>1.22998 <text:s/></text:p>
      <text:p text:style-name="P1">iteration is :1000</text:p>
      <text:p text:style-name="P1">pso_woa_fitness is :68.3102</text:p>
      <text:p text:style-name="P1">1.14541 <text:s/>0.335791 <text:s/>6.28319 <text:s/>3.13714 <text:s/>3.81045 <text:s/>2.0944 <text:s/>1.0526 <text:s/></text:p>
      <text:p text:style-name="P1">iteration is :1100</text:p>
      <text:p text:style-name="P1">pso_woa_fitness is :58.4851</text:p>
      <text:p text:style-name="P1">1.14265 <text:s/>0.322313 <text:s/>6.28319 <text:s/>3.1472 <text:s/>3.81288 <text:s/>2.0944 <text:s/>1.05627 <text:s/></text:p>
      <text:p text:style-name="P1">iteration is :1200</text:p>
      <text:p text:style-name="P1"><text:soft-page-break/>pso_woa_fitness is :58.0798</text:p>
      <text:p text:style-name="P1">1.14216 <text:s/>0.323911 <text:s/>6.28319 <text:s/>3.14535 <text:s/>3.81352 <text:s/>2.0944 <text:s/>1.05722 <text:s/></text:p>
      <text:p text:style-name="P1">iteration is :1300</text:p>
      <text:p text:style-name="P1">pso_woa_fitness is :57.9798</text:p>
      <text:p text:style-name="P1">1.14281 <text:s/>0.322858 <text:s/>6.28319 <text:s/>3.14674 <text:s/>3.81294 <text:s/>2.0944 <text:s/>1.05624 <text:s/></text:p>
      <text:p text:style-name="P2">best fitness found is: <text:s text:c="2"/>57.9776</text:p>
      <text:p text:style-name="P2">1.143 <text:s/>0.322779 <text:s/>6.28319 <text:s/>3.1469 <text:s/>3.81277 <text:s/>2.0944 <text:s/>1.05599 <text:s/></text:p>
      <text:p text:style-name="P2">time = 452.855s</text:p>
      <text:p text:style-name="P1">第3次搜索......</text:p>
      <text:p text:style-name="P1">WOA PSO 初始化完成......</text:p>
      <text:p text:style-name="P1">iteration is :0</text:p>
      <text:p text:style-name="P1">pso_woa_fitness is :2387.24</text:p>
      <text:p text:style-name="P1">1.91364 <text:s/>1.20804 <text:s/>1.72787 <text:s/>5.97538 <text:s/>1.6169 <text:s/>1.2702 <text:s/>-3.3186 <text:s/></text:p>
      <text:p text:style-name="P1">iteration is :100</text:p>
      <text:p text:style-name="P1">pso_woa_fitness is :1830.09</text:p>
      <text:p text:style-name="P1">4.24653 <text:s/>3.14159 <text:s/>4.4085 <text:s/>2.6021 <text:s/>-0.21528 <text:s/>1.29736 <text:s/>1.80474 <text:s/></text:p>
      <text:p text:style-name="P1">iteration is :200</text:p>
      <text:p text:style-name="P1">pso_woa_fitness is :2287.32</text:p>
      <text:p text:style-name="P1">-0.0379133 <text:s/>0.602738 <text:s/>-0.415528 <text:s/>-1.45661 <text:s/>-0.774549 <text:s/>1.85888 <text:s/>-0.290235 <text:s/></text:p>
      <text:p text:style-name="P1">iteration is :300</text:p>
      <text:p text:style-name="P1">pso_woa_fitness is :1756.89</text:p>
      <text:p text:style-name="P1">2.91761 <text:s/>3.14159 <text:s/>-1.01245 <text:s/>3.37041 <text:s/>1.5811 <text:s/>1.98794 <text:s/>2.1808 <text:s/></text:p>
      <text:p text:style-name="P1">iteration is :400</text:p>
      <text:p text:style-name="P1">pso_woa_fitness is :2090.28</text:p>
      <text:p text:style-name="P1">3.39364 <text:s/>0.651892 <text:s/>0.0228901 <text:s/>0.776218 <text:s/>-0.510868 <text:s/>0.835149 <text:s/>0.680668 <text:s/></text:p>
      <text:p text:style-name="P1">iteration is :500</text:p>
      <text:p text:style-name="P1">pso_woa_fitness is :713.518</text:p>
      <text:p text:style-name="P1">3.4471 <text:s/>3.14159 <text:s/>0.62239 <text:s/>2.96898 <text:s/>0.686388 <text:s/>1.56611 <text:s/>1.73653 <text:s/></text:p>
      <text:p text:style-name="P1">iteration is :600</text:p>
      <text:p text:style-name="P1">pso_woa_fitness is :362.251</text:p>
      <text:p text:style-name="P1">4.03938 <text:s/>3.08121 <text:s/>0.245823 <text:s/>2.87657 <text:s/>0.444253 <text:s/>1.74375 <text:s/>1.32947 <text:s/></text:p>
      <text:p text:style-name="P1">iteration is :700</text:p>
      <text:p text:style-name="P1">pso_woa_fitness is :1021.3</text:p>
      <text:p text:style-name="P1">3.52836 <text:s/>3.03261 <text:s/>0.791575 <text:s/>3.32937 <text:s/>0.208863 <text:s/>2.00504 <text:s/>2.1229 <text:s/></text:p>
      <text:p text:style-name="P1">iteration is :800</text:p>
      <text:p text:style-name="P1">pso_woa_fitness is :324.096</text:p>
      <text:p text:style-name="P1">4.22614 <text:s/>3.05539 <text:s/>-0.32452 <text:s/>2.63586 <text:s/>0.777367 <text:s/>1.71117 <text:s/>0.849777 <text:s/></text:p>
      <text:p text:style-name="P1">iteration is :900</text:p>
      <text:p text:style-name="P1">pso_woa_fitness is :141.958</text:p>
      <text:p text:style-name="P1">4.00581 <text:s/>3.05996 <text:s/>0.181582 <text:s/>2.86392 <text:s/>0.563258 <text:s/>1.70782 <text:s/>1.25124 <text:s/></text:p>
      <text:p text:style-name="P1">iteration is :1000</text:p>
      <text:p text:style-name="P1">pso_woa_fitness is :128.46</text:p>
      <text:p text:style-name="P1">4.00972 <text:s/>3.05974 <text:s/>0.169455 <text:s/>2.84496 <text:s/>0.575963 <text:s/>1.69399 <text:s/>1.23427 <text:s/></text:p>
      <text:p text:style-name="P1">iteration is :1100</text:p>
      <text:p text:style-name="P1">pso_woa_fitness is :125.718</text:p>
      <text:p text:style-name="P1">4.00543 <text:s/>3.05904 <text:s/>0.159337 <text:s/>2.84 <text:s/>0.587907 <text:s/>1.68962 <text:s/>1.23057 <text:s/></text:p>
      <text:p text:style-name="P1">iteration is :1200</text:p>
      <text:p text:style-name="P1">pso_woa_fitness is :125.644</text:p>
      <text:p text:style-name="P1">4.0048 <text:s/>3.05905 <text:s/>0.158415 <text:s/>2.84028 <text:s/>0.589145 <text:s/>1.68968 <text:s/>1.23088 <text:s/></text:p>
      <text:p text:style-name="P1">iteration is :1300</text:p>
      <text:p text:style-name="P1">pso_woa_fitness is :125.228</text:p>
      <text:p text:style-name="P1">4.00029 <text:s/>3.06014 <text:s/>0.155606 <text:s/>2.84402 <text:s/>0.594766 <text:s/>1.69168 <text:s/>1.23581 <text:s/></text:p>
      <text:p text:style-name="P1"><text:soft-page-break/>best fitness found is: <text:s text:c="2"/>125.227</text:p>
      <text:p text:style-name="P1">4.00011 <text:s/>3.06019 <text:s/>0.155488 <text:s/>2.84418 <text:s/>0.594996 <text:s/>1.69178 <text:s/>1.23601 <text:s/></text:p>
      <text:p text:style-name="P1">time = 463.996s</text:p>
      <text:p text:style-name="P1">第4次搜索......</text:p>
      <text:p text:style-name="P1">WOA PSO 初始化完成......</text:p>
      <text:p text:style-name="P1">iteration is :0</text:p>
      <text:p text:style-name="P1">pso_woa_fitness is :3001.69</text:p>
      <text:p text:style-name="P1">3.31989 <text:s/>2.3435 <text:s/>-4.55231 <text:s/>-4.40934 <text:s/>1.03609 <text:s/>0.166215 <text:s/>5.98568 <text:s/></text:p>
      <text:p text:style-name="P1">iteration is :100</text:p>
      <text:p text:style-name="P1">pso_woa_fitness is :1808.67</text:p>
      <text:p text:style-name="P1">0.514187 <text:s/>1.52381 <text:s/>-1.07859 <text:s/>1.65174 <text:s/>-5.26139 <text:s/>-0.91101 <text:s/>-0.747651 <text:s/></text:p>
      <text:p text:style-name="P1">iteration is :200</text:p>
      <text:p text:style-name="P1">pso_woa_fitness is :1921.36</text:p>
      <text:p text:style-name="P1">-6.28319 <text:s/>0.197569 <text:s/>-6.28319 <text:s/>-2.16442 <text:s/>-6.28319 <text:s/>-2.0944 <text:s/>-1.54159 <text:s/></text:p>
      <text:p text:style-name="P1">iteration is :300</text:p>
      <text:p text:style-name="P1">pso_woa_fitness is :1313.13</text:p>
      <text:p text:style-name="P1">-6.28319 <text:s/>0.434806 <text:s/>-6.28319 <text:s/>-1.9879 <text:s/>-4.97084 <text:s/>-1.31057 <text:s/>-2.31826 <text:s/></text:p>
      <text:p text:style-name="P1">iteration is :400</text:p>
      <text:p text:style-name="P1">pso_woa_fitness is :961.62</text:p>
      <text:p text:style-name="P1">-5.0714 <text:s/>0 <text:s/>-6.28319 <text:s/>-1.35471 <text:s/>-6.04679 <text:s/>-1.30894 <text:s/>-2.71533 <text:s/></text:p>
      <text:p text:style-name="P1">iteration is :500</text:p>
      <text:p text:style-name="P1">pso_woa_fitness is :349.492</text:p>
      <text:p text:style-name="P1">-5.29427 <text:s/>0.135932 <text:s/>-6.23611 <text:s/>-2.52429 <text:s/>-5.77396 <text:s/>-1.71928 <text:s/>-2.24799 <text:s/></text:p>
      <text:p text:style-name="P1">iteration is :600</text:p>
      <text:p text:style-name="P1">pso_woa_fitness is :872.495</text:p>
      <text:p text:style-name="P1">-5.13621 <text:s/>0.0763759 <text:s/>-6.28319 <text:s/>-2.78532 <text:s/>-5.84204 <text:s/>-2.0944 <text:s/>-2.25549 <text:s/></text:p>
      <text:p text:style-name="P1">iteration is :700</text:p>
      <text:p text:style-name="P1">pso_woa_fitness is :845.642</text:p>
      <text:p text:style-name="P1">-5.88966 <text:s/>0 <text:s/>-6.17578 <text:s/>-2.82167 <text:s/>-5.76948 <text:s/>-1.82042 <text:s/>-1.64551 <text:s/></text:p>
      <text:p text:style-name="P1">iteration is :800</text:p>
      <text:p text:style-name="P1">pso_woa_fitness is :157.064</text:p>
      <text:p text:style-name="P1">-5.30149 <text:s/>0.0675438 <text:s/>-6.23054 <text:s/>-2.3857 <text:s/>-5.83281 <text:s/>-1.7204 <text:s/>-2.30868 <text:s/></text:p>
      <text:p text:style-name="P1">iteration is :900</text:p>
      <text:p text:style-name="P1">pso_woa_fitness is :232.652</text:p>
      <text:p text:style-name="P1">-5.31033 <text:s/>0.0799947 <text:s/>-6.2214 <text:s/>-2.41163 <text:s/>-5.82746 <text:s/>-1.73475 <text:s/>-2.2931 <text:s/></text:p>
      <text:p text:style-name="P1">iteration is :1000</text:p>
      <text:p text:style-name="P1">pso_woa_fitness is :112.637</text:p>
      <text:p text:style-name="P1">-5.30509 <text:s/>0.0718642 <text:s/>-6.21331 <text:s/>-2.38982 <text:s/>-5.82444 <text:s/>-1.71551 <text:s/>-2.29921 <text:s/></text:p>
      <text:p text:style-name="P1">iteration is :1100</text:p>
      <text:p text:style-name="P1">pso_woa_fitness is :112.328</text:p>
      <text:p text:style-name="P1">-5.3035 <text:s/>0.0715193 <text:s/>-6.21477 <text:s/>-2.39011 <text:s/>-5.82506 <text:s/>-1.71561 <text:s/>-2.30075 <text:s/></text:p>
      <text:p text:style-name="P1">iteration is :1200</text:p>
      <text:p text:style-name="P1">pso_woa_fitness is :112.198</text:p>
      <text:p text:style-name="P1">-5.30358 <text:s/>0.0718868 <text:s/>-6.21547 <text:s/>-2.38808 <text:s/>-5.82469 <text:s/>-1.7138 <text:s/>-2.30228 <text:s/></text:p>
      <text:p text:style-name="P1">iteration is :1300</text:p>
      <text:p text:style-name="P1">pso_woa_fitness is :111.954</text:p>
      <text:p text:style-name="P1">-5.30609 <text:s/>0.0726557 <text:s/>-6.21331 <text:s/>-2.38705 <text:s/>-5.82399 <text:s/>-1.71104 <text:s/>-2.30027 <text:s/></text:p>
      <text:p text:style-name="P1">best fitness found is: <text:s text:c="2"/>111.895</text:p>
      <text:p text:style-name="P1">-5.30541 <text:s/>0.0729337 <text:s/>-6.21412 <text:s/>-2.38621 <text:s/>-5.82413 <text:s/>-1.71052 <text:s/>-2.30174 <text:s/></text:p>
      <text:p text:style-name="P1">time = 463.506s</text:p>
      <text:p text:style-name="P1">第5次搜索......</text:p>
      <text:p text:style-name="P1">WOA PSO 初始化完成......</text:p>
      <text:p text:style-name="P1"><text:soft-page-break/>iteration is :0</text:p>
      <text:p text:style-name="P1">pso_woa_fitness is :2814.79</text:p>
      <text:p text:style-name="P1">3.33886 <text:s/>2.61497 <text:s/>-1.78208 <text:s/>-1.82929 <text:s/>6.13424 <text:s/>-0.41344 <text:s/>-1.37466 <text:s/></text:p>
      <text:p text:style-name="P1">iteration is :100</text:p>
      <text:p text:style-name="P1">pso_woa_fitness is :1112.7</text:p>
      <text:p text:style-name="P1">2.02359 <text:s/>1.23051 <text:s/>-0.713347 <text:s/>1.5509 <text:s/>4.32351 <text:s/>1.84667 <text:s/>0.213675 <text:s/></text:p>
      <text:p text:style-name="P1">iteration is :200</text:p>
      <text:p text:style-name="P1">pso_woa_fitness is :1680.03</text:p>
      <text:p text:style-name="P1">1.7852 <text:s/>0.562959 <text:s/>2.80357 <text:s/>4.47108 <text:s/>0.369971 <text:s/>1.85939 <text:s/>1.5421 <text:s/></text:p>
      <text:p text:style-name="P1">iteration is :300</text:p>
      <text:p text:style-name="P1">pso_woa_fitness is :1402.51</text:p>
      <text:p text:style-name="P1">0.822313 <text:s/>0.628 <text:s/>2.84448 <text:s/>1.88475 <text:s/>0.677208 <text:s/>2.0944 <text:s/>0.843435 <text:s/></text:p>
      <text:p text:style-name="P1">iteration is :400</text:p>
      <text:p text:style-name="P1">pso_woa_fitness is :1236.33</text:p>
      <text:p text:style-name="P1">1.22252 <text:s/>0.825607 <text:s/>1.36201 <text:s/>3.1636 <text:s/>2.16346 <text:s/>2.0944 <text:s/>0.796808 <text:s/></text:p>
      <text:p text:style-name="P1">iteration is :500</text:p>
      <text:p text:style-name="P1">pso_woa_fitness is :1181.47</text:p>
      <text:p text:style-name="P1">0.833164 <text:s/>0.104575 <text:s/>1.92477 <text:s/>2.29774 <text:s/>1.5793 <text:s/>2.08505 <text:s/>0.383066 <text:s/></text:p>
      <text:p text:style-name="P1">iteration is :600</text:p>
      <text:p text:style-name="P1">pso_woa_fitness is :557.917</text:p>
      <text:p text:style-name="P1">1.09888 <text:s/>0.4748 <text:s/>2.53513 <text:s/>3.33021 <text:s/>1.33888 <text:s/>2.0944 <text:s/>1.06293 <text:s/></text:p>
      <text:p text:style-name="P1">iteration is :700</text:p>
      <text:p text:style-name="P1">pso_woa_fitness is :695.627</text:p>
      <text:p text:style-name="P1">1.56964 <text:s/>0.405145 <text:s/>2.46577 <text:s/>3.98913 <text:s/>1.55684 <text:s/>2.09214 <text:s/>1.79503 <text:s/></text:p>
      <text:p text:style-name="P1">iteration is :800</text:p>
      <text:p text:style-name="P1">pso_woa_fitness is :721.945</text:p>
      <text:p text:style-name="P1">1.5489 <text:s/>0.810681 <text:s/>2.41959 <text:s/>4.16433 <text:s/>1.453 <text:s/>2.0944 <text:s/>1.64582 <text:s/></text:p>
      <text:p text:style-name="P1">iteration is :900</text:p>
      <text:p text:style-name="P1">pso_woa_fitness is :133.587</text:p>
      <text:p text:style-name="P1">1.152 <text:s/>0.791335 <text:s/>2.71555 <text:s/>3.87077 <text:s/>1.19456 <text:s/>2.09431 <text:s/>1.47047 <text:s/></text:p>
      <text:p text:style-name="P1">iteration is :1000</text:p>
      <text:p text:style-name="P1">pso_woa_fitness is :99.411</text:p>
      <text:p text:style-name="P1">1.1446 <text:s/>0.802851 <text:s/>2.71523 <text:s/>3.92864 <text:s/>1.20449 <text:s/>2.09427 <text:s/>1.50698 <text:s/></text:p>
      <text:p text:style-name="P1">iteration is :1100</text:p>
      <text:p text:style-name="P1">pso_woa_fitness is :67.7342</text:p>
      <text:p text:style-name="P1">1.03269 <text:s/>0.734281 <text:s/>2.91495 <text:s/>3.77388 <text:s/>1.02385 <text:s/>2.09391 <text:s/>1.42099 <text:s/></text:p>
      <text:p text:style-name="P1">iteration is :1200</text:p>
      <text:p text:style-name="P1">pso_woa_fitness is :58.7451</text:p>
      <text:p text:style-name="P1">1.0015 <text:s/>0.707727 <text:s/>3.0069 <text:s/>3.71297 <text:s/>0.927934 <text:s/>2.09374 <text:s/>1.37569 <text:s/></text:p>
      <text:p text:style-name="P1">iteration is :1300</text:p>
      <text:p text:style-name="P1">pso_woa_fitness is :56.5003</text:p>
      <text:p text:style-name="P1">0.982982 <text:s/>0.679172 <text:s/>3.05552 <text:s/>3.67423 <text:s/>0.879192 <text:s/>2.0936 <text:s/>1.3587 <text:s/></text:p>
      <text:p text:style-name="P2">best fitness found is: <text:s text:c="2"/>49.0664</text:p>
      <text:p text:style-name="P2">0.939334 <text:s/>0.627964 <text:s/>3.19104 <text:s/>3.60644 <text:s/>0.745948 <text:s/>2.09357 <text:s/>1.32749 <text:s/></text:p>
      <text:p text:style-name="P2">time = 462.807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lirun @ lirun-desktop in ~/Desktop/111/bin [21:49:47] C:130</text:p>
      <text:p text:style-name="P1">$ ./forward_kinematics</text:p>
      <text:p text:style-name="P1">Initial processing...</text:p>
      <text:p text:style-name="P1">delta_tau = <text:s text:c="2"/>0.0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200</text:p>
      <text:p text:style-name="P1">pso_woa_count = <text:s text:c="2"/>50</text:p>
      <text:p text:style-name="P1">inertGuideCoe = <text:s text:c="2"/>0.9</text:p>
      <text:p text:style-name="P1">globalGuideCoe = <text:s text:c="2"/>1.47</text:p>
      <text:p text:style-name="P1">localGuideCoe = <text:s text:c="2"/>1.47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124.76</text:p>
      <text:p text:style-name="P1">5.00939 <text:s/>3.04978 <text:s/>1.24076 <text:s/>-3.99188 <text:s/>-4.20588 <text:s/>-1.24965 <text:s/>4.26127 <text:s/></text:p>
      <text:p text:style-name="P1">iteration is :100</text:p>
      <text:p text:style-name="P1">pso_woa_fitness is :1661.95</text:p>
      <text:p text:style-name="P1">0.254292 <text:s/>0.127626 <text:s/>1.93442 <text:s/>-2.10405 <text:s/>-3.62957 <text:s/>-2.0944 <text:s/>-3.47147 <text:s/></text:p>
      <text:p text:style-name="P1">iteration is :200</text:p>
      <text:p text:style-name="P1">pso_woa_fitness is :823.31</text:p>
      <text:p text:style-name="P1">0.696562 <text:s/>0.367158 <text:s/>2.55212 <text:s/>-3.36796 <text:s/>-3.38316 <text:s/>-2.0944 <text:s/>-2.63664 <text:s/></text:p>
      <text:p text:style-name="P1">iteration is :300</text:p>
      <text:p text:style-name="P1">pso_woa_fitness is :458.176</text:p>
      <text:p text:style-name="P1">0.642511 <text:s/>0.741298 <text:s/>3.38606 <text:s/>-2.39193 <text:s/>-2.46828 <text:s/>-2.0944 <text:s/>-1.62431 <text:s/></text:p>
      <text:p text:style-name="P1">iteration is :400</text:p>
      <text:p text:style-name="P1">pso_woa_fitness is :393.102</text:p>
      <text:p text:style-name="P1">0.64159 <text:s/>0.718647 <text:s/>3.42422 <text:s/>-2.38067 <text:s/>-2.51949 <text:s/>-2.0944 <text:s/>-1.61908 <text:s/></text:p>
      <text:p text:style-name="P1">iteration is :500</text:p>
      <text:p text:style-name="P1">pso_woa_fitness is :723.516</text:p>
      <text:p text:style-name="P1">0.955705 <text:s/>0.644435 <text:s/>2.96648 <text:s/>-2.91396 <text:s/>-2.37018 <text:s/>-2.0944 <text:s/>-2.10186 <text:s/></text:p>
      <text:p text:style-name="P1">iteration is :600</text:p>
      <text:p text:style-name="P1">pso_woa_fitness is :105.387</text:p>
      <text:p text:style-name="P1">0.91813 <text:s/>0.505673 <text:s/>3.40439 <text:s/>-2.78306 <text:s/>-2.68007 <text:s/>-2.09167 <text:s/>-1.85136 <text:s/></text:p>
      <text:p text:style-name="P1">iteration is :700</text:p>
      <text:p text:style-name="P1">pso_woa_fitness is :37.5033</text:p>
      <text:p text:style-name="P1">0.919281 <text:s/>0.430747 <text:s/>3.60054 <text:s/>-2.90834 <text:s/>-2.89528 <text:s/>-2.08335 <text:s/>-1.91438 <text:s/></text:p>
      <text:p text:style-name="P1">iteration is :800</text:p>
      <text:p text:style-name="P1">pso_woa_fitness is :35.9752</text:p>
      <text:p text:style-name="P1">0.92488 <text:s/>0.428649 <text:s/>3.59871 <text:s/>-2.91286 <text:s/>-2.89699 <text:s/>-2.08348 <text:s/>-1.91843 <text:s/></text:p>
      <text:p text:style-name="P1">iteration is :900</text:p>
      <text:p text:style-name="P1"><text:soft-page-break/>pso_woa_fitness is :35.9711</text:p>
      <text:p text:style-name="P1">0.924619 <text:s/>0.428702 <text:s/>3.59917 <text:s/>-2.91275 <text:s/>-2.89729 <text:s/>-2.08347 <text:s/>-1.91831 <text:s/></text:p>
      <text:p text:style-name="P1">iteration is :1000</text:p>
      <text:p text:style-name="P1">pso_woa_fitness is :35.9711</text:p>
      <text:p text:style-name="P1">0.924617 <text:s/>0.428702 <text:s/>3.59917 <text:s/>-2.91275 <text:s/>-2.89729 <text:s/>-2.08347 <text:s/>-1.91831 <text:s/></text:p>
      <text:p text:style-name="P1">iteration is :1100</text:p>
      <text:p text:style-name="P1">pso_woa_fitness is :35.9711</text:p>
      <text:p text:style-name="P1">0.924617 <text:s/>0.428702 <text:s/>3.59917 <text:s/>-2.91275 <text:s/>-2.89729 <text:s/>-2.08347 <text:s/>-1.91831 <text:s/></text:p>
      <text:p text:style-name="P1">iteration is :1200</text:p>
      <text:p text:style-name="P1">pso_woa_fitness is :35.9711</text:p>
      <text:p text:style-name="P1">0.924617 <text:s/>0.428702 <text:s/>3.59917 <text:s/>-2.91275 <text:s/>-2.89729 <text:s/>-2.08347 <text:s/>-1.91831 <text:s/></text:p>
      <text:p text:style-name="P1">iteration is :1300</text:p>
      <text:p text:style-name="P1">pso_woa_fitness is :35.9711</text:p>
      <text:p text:style-name="P1">0.924617 <text:s/>0.428702 <text:s/>3.59917 <text:s/>-2.91275 <text:s/>-2.89729 <text:s/>-2.08347 <text:s/>-1.91831 <text:s/></text:p>
      <text:p text:style-name="P2">best fitness found is: <text:s text:c="2"/>35.9711</text:p>
      <text:p text:style-name="P2">0.924617 <text:s/>0.428702 <text:s/>3.59917 <text:s/>-2.91275 <text:s/>-2.89729 <text:s/>-2.08347 <text:s/>-1.91831 <text:s/></text:p>
      <text:p text:style-name="P2">time = 4666.84s</text:p>
      <text:p text:style-name="P1">第1次搜索......</text:p>
      <text:p text:style-name="P1">WOA PSO 初始化完成......</text:p>
      <text:p text:style-name="P1">iteration is :0</text:p>
      <text:p text:style-name="P1">pso_woa_fitness is :2543.62</text:p>
      <text:p text:style-name="P1">-1.76653 <text:s/>2.10897 <text:s/>-1.04406 <text:s/>3.62121 <text:s/>3.94377 <text:s/>-1.4906 <text:s/>3.93694 <text:s/></text:p>
      <text:p text:style-name="P1">iteration is :100</text:p>
      <text:p text:style-name="P1">pso_woa_fitness is :1597.75</text:p>
      <text:p text:style-name="P1">-0.251264 <text:s/>0.218904 <text:s/>2.40553 <text:s/>3.01667 <text:s/>3.12683 <text:s/>2.0944 <text:s/>1.07439 <text:s/></text:p>
      <text:p text:style-name="P1">iteration is :200</text:p>
      <text:p text:style-name="P1">pso_woa_fitness is :832.617</text:p>
      <text:p text:style-name="P1">0.934563 <text:s/>0 <text:s/>2.34964 <text:s/>2.39973 <text:s/>1.70066 <text:s/>2.0944 <text:s/>0.277227 <text:s/></text:p>
      <text:p text:style-name="P1">iteration is :300</text:p>
      <text:p text:style-name="P1">pso_woa_fitness is :1193.11</text:p>
      <text:p text:style-name="P1">0.476947 <text:s/>0.017682 <text:s/>0.176689 <text:s/>3.22558 <text:s/>2.92673 <text:s/>1.36513 <text:s/>1.62918 <text:s/></text:p>
      <text:p text:style-name="P1">iteration is :400</text:p>
      <text:p text:style-name="P1">pso_woa_fitness is :1287.84</text:p>
      <text:p text:style-name="P1">1.00196 <text:s/>0.501846 <text:s/>0.727409 <text:s/>3.69801 <text:s/>2.44724 <text:s/>1.39853 <text:s/>1.98628 <text:s/></text:p>
      <text:p text:style-name="P1">iteration is :500</text:p>
      <text:p text:style-name="P1">pso_woa_fitness is :410.323</text:p>
      <text:p text:style-name="P1">0.186888 <text:s/>0.704105 <text:s/>2.42932 <text:s/>2.11727 <text:s/>1.59947 <text:s/>2.0944 <text:s/>0.776432 <text:s/></text:p>
      <text:p text:style-name="P1">iteration is :600</text:p>
      <text:p text:style-name="P1">pso_woa_fitness is :122.074</text:p>
      <text:p text:style-name="P1">0.769333 <text:s/>0.358345 <text:s/>1.94564 <text:s/>2.70648 <text:s/>1.82251 <text:s/>1.99436 <text:s/>0.849047 <text:s/></text:p>
      <text:p text:style-name="P1">iteration is :700</text:p>
      <text:p text:style-name="P1">pso_woa_fitness is :24.5943</text:p>
      <text:p text:style-name="P1">0.819057 <text:s/>0.380202 <text:s/>2.07193 <text:s/>2.85143 <text:s/>1.73872 <text:s/>1.94094 <text:s/>0.961681 <text:s/></text:p>
      <text:p text:style-name="P1">iteration is :800</text:p>
      <text:p text:style-name="P1">pso_woa_fitness is :22.3951</text:p>
      <text:p text:style-name="P1">0.826199 <text:s/>0.384593 <text:s/>2.0656 <text:s/>2.86412 <text:s/>1.74332 <text:s/>1.9403 <text:s/>0.964951 <text:s/></text:p>
      <text:p text:style-name="P1">iteration is :900</text:p>
      <text:p text:style-name="P1">pso_woa_fitness is :22.3951</text:p>
      <text:p text:style-name="P1">0.826199 <text:s/>0.384593 <text:s/>2.0656 <text:s/>2.86412 <text:s/>1.74332 <text:s/>1.9403 <text:s/>0.964951 <text:s/></text:p>
      <text:p text:style-name="P1">iteration is :1000</text:p>
      <text:p text:style-name="P1">pso_woa_fitness is :22.3951</text:p>
      <text:p text:style-name="P1">0.826199 <text:s/>0.384593 <text:s/>2.0656 <text:s/>2.86412 <text:s/>1.74332 <text:s/>1.9403 <text:s/>0.964951 <text:s/></text:p>
      <text:p text:style-name="P1"><text:soft-page-break/>iteration is :1100</text:p>
      <text:p text:style-name="P1">pso_woa_fitness is :22.3951</text:p>
      <text:p text:style-name="P1">0.826199 <text:s/>0.384593 <text:s/>2.0656 <text:s/>2.86412 <text:s/>1.74332 <text:s/>1.9403 <text:s/>0.964951 <text:s/></text:p>
      <text:p text:style-name="P1">iteration is :1200</text:p>
      <text:p text:style-name="P1">pso_woa_fitness is :22.3951</text:p>
      <text:p text:style-name="P1">0.826199 <text:s/>0.384593 <text:s/>2.0656 <text:s/>2.86412 <text:s/>1.74332 <text:s/>1.9403 <text:s/>0.964951 <text:s/></text:p>
      <text:p text:style-name="P1">iteration is :1300</text:p>
      <text:p text:style-name="P1">pso_woa_fitness is :22.3951</text:p>
      <text:p text:style-name="P1">0.826199 <text:s/>0.384593 <text:s/>2.0656 <text:s/>2.86412 <text:s/>1.74332 <text:s/>1.9403 <text:s/>0.964951 <text:s/></text:p>
      <text:p text:style-name="P2"><text:bookmark-start text:name="__DdeLink__2218_2925317878"/>best fitness found is: <text:s text:c="2"/>22.3951</text:p>
      <text:p text:style-name="P2">0.826199 <text:s/>0.384593 <text:s/>2.0656 <text:s/>2.86412 <text:s/>1.74332 <text:s/>1.9403 <text:s/>0.964951 <text:s/></text:p>
      <text:p text:style-name="P2">time = 4665.02s<text:bookmark-end text:name="__DdeLink__2218_2925317878"/></text:p>
      <text:p text:style-name="P1">第2次搜索......</text:p>
      <text:p text:style-name="P1">WOA PSO 初始化完成......</text:p>
      <text:p text:style-name="P1">iteration is :0</text:p>
      <text:p text:style-name="P1">pso_woa_fitness is :3795.96</text:p>
      <text:p text:style-name="P1">0.644067 <text:s/>0.185527 <text:s/>3.61553 <text:s/>1.95319 <text:s/>-3.76685 <text:s/>0.357104 <text:s/>-1.76344 <text:s/></text:p>
      <text:p text:style-name="P1">iteration is :100</text:p>
      <text:p text:style-name="P1">pso_woa_fitness is :3329.12</text:p>
      <text:p text:style-name="P1">3.33845 <text:s/>2.08759 <text:s/>1.66583 <text:s/>2.34935 <text:s/>-1.36607 <text:s/>1.60494 <text:s/>3.0894 <text:s/></text:p>
      <text:p text:style-name="P1">iteration is :200</text:p>
      <text:p text:style-name="P1">pso_woa_fitness is :1248.3</text:p>
      <text:p text:style-name="P1">5.01247 <text:s/>3.14159 <text:s/>2.10899 <text:s/>3.27056 <text:s/>3.92259 <text:s/>1.98917 <text:s/>0.290952 <text:s/></text:p>
      <text:p text:style-name="P1">iteration is :300</text:p>
      <text:p text:style-name="P1">pso_woa_fitness is :676.674</text:p>
      <text:p text:style-name="P1">3.97595 <text:s/>3.10666 <text:s/>2.23545 <text:s/>3.82025 <text:s/>4.57692 <text:s/>1.89479 <text:s/>0.678223 <text:s/></text:p>
      <text:p text:style-name="P1">iteration is :400</text:p>
      <text:p text:style-name="P1">pso_woa_fitness is :387.365</text:p>
      <text:p text:style-name="P1">4.0548 <text:s/>3.14159 <text:s/>2.5311 <text:s/>3.28698 <text:s/>4.4685 <text:s/>2.06216 <text:s/>1.25437 <text:s/></text:p>
      <text:p text:style-name="P1">iteration is :500</text:p>
      <text:p text:style-name="P1">pso_woa_fitness is :635.67</text:p>
      <text:p text:style-name="P1">4.68043 <text:s/>3.14159 <text:s/>3.44444 <text:s/>3.72478 <text:s/>3.30562 <text:s/>1.60878 <text:s/>0.528058 <text:s/></text:p>
      <text:p text:style-name="P1">iteration is :600</text:p>
      <text:p text:style-name="P1">pso_woa_fitness is :192.576</text:p>
      <text:p text:style-name="P1">3.82962 <text:s/>3.11959 <text:s/>2.49747 <text:s/>3.6475 <text:s/>4.48856 <text:s/>1.96707 <text:s/>1.04026 <text:s/></text:p>
      <text:p text:style-name="P1">iteration is :700</text:p>
      <text:p text:style-name="P1">pso_woa_fitness is :166.012</text:p>
      <text:p text:style-name="P1">4.01752 <text:s/>3.07025 <text:s/>2.53093 <text:s/>3.41592 <text:s/>4.38511 <text:s/>1.93414 <text:s/>1.10689 <text:s/></text:p>
      <text:p text:style-name="P1">iteration is :800</text:p>
      <text:p text:style-name="P1">pso_woa_fitness is :165.328</text:p>
      <text:p text:style-name="P1">4.01041 <text:s/>3.06142 <text:s/>2.49868 <text:s/>3.41144 <text:s/>4.42084 <text:s/>1.93392 <text:s/>1.10923 <text:s/></text:p>
      <text:p text:style-name="P1">iteration is :900</text:p>
      <text:p text:style-name="P1">pso_woa_fitness is :165.327</text:p>
      <text:p text:style-name="P1">4.01037 <text:s/>3.0614 <text:s/>2.49857 <text:s/>3.41144 <text:s/>4.42097 <text:s/>1.93392 <text:s/>1.10924 <text:s/></text:p>
      <text:p text:style-name="P1">iteration is :1000</text:p>
      <text:p text:style-name="P1">pso_woa_fitness is :165.327</text:p>
      <text:p text:style-name="P1">4.01037 <text:s/>3.0614 <text:s/>2.49857 <text:s/>3.41144 <text:s/>4.42097 <text:s/>1.93392 <text:s/>1.10924 <text:s/></text:p>
      <text:p text:style-name="P1">iteration is :1100</text:p>
      <text:p text:style-name="P1">pso_woa_fitness is :165.327</text:p>
      <text:p text:style-name="P1">4.01037 <text:s/>3.0614 <text:s/>2.49857 <text:s/>3.41144 <text:s/>4.42097 <text:s/>1.93392 <text:s/>1.10924 <text:s/></text:p>
      <text:p text:style-name="P1">iteration is :1200</text:p>
      <text:p text:style-name="P1">pso_woa_fitness is :165.327</text:p>
      <text:p text:style-name="P1"><text:soft-page-break/>4.01037 <text:s/>3.0614 <text:s/>2.49857 <text:s/>3.41144 <text:s/>4.42097 <text:s/>1.93392 <text:s/>1.10924 <text:s/></text:p>
      <text:p text:style-name="P1">iteration is :1300</text:p>
      <text:p text:style-name="P1">pso_woa_fitness is :165.327</text:p>
      <text:p text:style-name="P1">4.01037 <text:s/>3.0614 <text:s/>2.49857 <text:s/>3.41144 <text:s/>4.42097 <text:s/>1.93392 <text:s/>1.10924 <text:s/></text:p>
      <text:p text:style-name="P1">best fitness found is: <text:s text:c="2"/>165.327</text:p>
      <text:p text:style-name="P1">4.01037 <text:s/>3.0614 <text:s/>2.49857 <text:s/>3.41144 <text:s/>4.42097 <text:s/>1.93392 <text:s/>1.10924 <text:s/></text:p>
      <text:p text:style-name="P1">time = 4666.73s</text:p>
      <text:p text:style-name="P1">第3次搜索......</text:p>
      <text:p text:style-name="P1">WOA PSO 初始化完成......</text:p>
      <text:p text:style-name="P1">iteration is :0</text:p>
      <text:p text:style-name="P1">pso_woa_fitness is :2282.58</text:p>
      <text:p text:style-name="P1">-2.19304 <text:s/>2.41414 <text:s/>-2.46388 <text:s/>-1.639 <text:s/>-4.41584 <text:s/>0.454235 <text:s/>-4.33315 <text:s/></text:p>
      <text:p text:style-name="P1">iteration is :100</text:p>
      <text:p text:style-name="P1">pso_woa_fitness is :2471.45</text:p>
      <text:p text:style-name="P1">4.09728 <text:s/>2.15212 <text:s/>1.19771 <text:s/>2.53011 <text:s/>0.949044 <text:s/>-1.01241 <text:s/>3.30994 <text:s/></text:p>
      <text:p text:style-name="P1">iteration is :200</text:p>
      <text:p text:style-name="P1">pso_woa_fitness is :2751.83</text:p>
      <text:p text:style-name="P1">2.01283 <text:s/>2.72277 <text:s/>3.56269 <text:s/>1.90818 <text:s/>-0.154106 <text:s/>-1.368 <text:s/>-0.130997 <text:s/></text:p>
      <text:p text:style-name="P1">iteration is :300</text:p>
      <text:p text:style-name="P1">pso_woa_fitness is :2066.62</text:p>
      <text:p text:style-name="P1">3.04482 <text:s/>3.14159 <text:s/>1.42986 <text:s/>5.23835 <text:s/>2.95075 <text:s/>-2.0944 <text:s/>3.90476 <text:s/></text:p>
      <text:p text:style-name="P1">iteration is :400</text:p>
      <text:p text:style-name="P1">pso_woa_fitness is :1566.47</text:p>
      <text:p text:style-name="P1">4.39985 <text:s/>3.14159 <text:s/>2.5343 <text:s/>2.70681 <text:s/>1.95899 <text:s/>-2.0944 <text:s/>4.66625 <text:s/></text:p>
      <text:p text:style-name="P1">iteration is :500</text:p>
      <text:p text:style-name="P1">pso_woa_fitness is :1445.85</text:p>
      <text:p text:style-name="P1">3.42625 <text:s/>2.63627 <text:s/>1.45922 <text:s/>4.11226 <text:s/>2.15345 <text:s/>-2.08569 <text:s/>3.87567 <text:s/></text:p>
      <text:p text:style-name="P1">iteration is :600</text:p>
      <text:p text:style-name="P1">pso_woa_fitness is :273.897</text:p>
      <text:p text:style-name="P1">4.10592 <text:s/>3.07722 <text:s/>2.21502 <text:s/>3.23882 <text:s/>1.59267 <text:s/>-2.07487 <text:s/>4.35589 <text:s/></text:p>
      <text:p text:style-name="P1">iteration is :700</text:p>
      <text:p text:style-name="P1">pso_woa_fitness is :159.054</text:p>
      <text:p text:style-name="P1">4.10045 <text:s/>2.95339 <text:s/>2.35503 <text:s/>3.11739 <text:s/>1.46933 <text:s/>-1.97643 <text:s/>4.413 <text:s/></text:p>
      <text:p text:style-name="P1">iteration is :800</text:p>
      <text:p text:style-name="P1">pso_woa_fitness is :158.621</text:p>
      <text:p text:style-name="P1">4.09535 <text:s/>2.95632 <text:s/>2.36274 <text:s/>3.13642 <text:s/>1.45767 <text:s/>-1.97398 <text:s/>4.39914 <text:s/></text:p>
      <text:p text:style-name="P1">iteration is :900</text:p>
      <text:p text:style-name="P1">pso_woa_fitness is :158.621</text:p>
      <text:p text:style-name="P1">4.09535 <text:s/>2.95632 <text:s/>2.36274 <text:s/>3.13642 <text:s/>1.45767 <text:s/>-1.97398 <text:s/>4.39914 <text:s/></text:p>
      <text:p text:style-name="P1">iteration is :1000</text:p>
      <text:p text:style-name="P1">pso_woa_fitness is :158.621</text:p>
      <text:p text:style-name="P1">4.09535 <text:s/>2.95632 <text:s/>2.36274 <text:s/>3.13642 <text:s/>1.45767 <text:s/>-1.97398 <text:s/>4.39914 <text:s/></text:p>
      <text:p text:style-name="P1">iteration is :1100</text:p>
      <text:p text:style-name="P1">pso_woa_fitness is :158.621</text:p>
      <text:p text:style-name="P1">4.09535 <text:s/>2.95632 <text:s/>2.36274 <text:s/>3.13642 <text:s/>1.45767 <text:s/>-1.97398 <text:s/>4.39914 <text:s/></text:p>
      <text:p text:style-name="P1">iteration is :1200</text:p>
      <text:p text:style-name="P1">pso_woa_fitness is :158.621</text:p>
      <text:p text:style-name="P1">4.09535 <text:s/>2.95632 <text:s/>2.36274 <text:s/>3.13642 <text:s/>1.45767 <text:s/>-1.97398 <text:s/>4.39914 <text:s/></text:p>
      <text:p text:style-name="P1">iteration is :1300</text:p>
      <text:p text:style-name="P1">pso_woa_fitness is :158.621</text:p>
      <text:p text:style-name="P1">4.09535 <text:s/>2.95632 <text:s/>2.36274 <text:s/>3.13642 <text:s/>1.45767 <text:s/>-1.97398 <text:s/>4.39914 <text:s/></text:p>
      <text:p text:style-name="P1">best fitness found is: <text:s text:c="2"/>158.621</text:p>
      <text:p text:style-name="P1"><text:soft-page-break/>4.09535 <text:s/>2.95632 <text:s/>2.36274 <text:s/>3.13642 <text:s/>1.45767 <text:s/>-1.97398 <text:s/>4.39914 <text:s/></text:p>
      <text:p text:style-name="P1">time = 4666.37s</text:p>
      <text:p text:style-name="P1">第4次搜索......</text:p>
      <text:p text:style-name="P1">WOA PSO 初始化完成......</text:p>
      <text:p text:style-name="P1">iteration is :0</text:p>
      <text:p text:style-name="P1">pso_woa_fitness is :2155.82</text:p>
      <text:p text:style-name="P1">-3.8643 <text:s/>1.97046 <text:s/>-5.42353 <text:s/>-1.70067 <text:s/>0.755111 <text:s/>1.32396 <text:s/>1.71178 <text:s/></text:p>
      <text:p text:style-name="P1">iteration is :100</text:p>
      <text:p text:style-name="P1">pso_woa_fitness is :2785.06</text:p>
      <text:p text:style-name="P1">-3.51186 <text:s/>1.34005 <text:s/>-3.68032 <text:s/>-3.7901 <text:s/>-1.6461 <text:s/>0.465295 <text:s/>1.16216 <text:s/></text:p>
      <text:p text:style-name="P1">iteration is :200</text:p>
      <text:p text:style-name="P1">pso_woa_fitness is :1783.46</text:p>
      <text:p text:style-name="P1">-5.82178 <text:s/>0.170834 <text:s/>-6.28319 <text:s/>-3.4365 <text:s/>-6.28319 <text:s/>-1.89782 <text:s/>-1.98019 <text:s/></text:p>
      <text:p text:style-name="P1">iteration is :300</text:p>
      <text:p text:style-name="P1">pso_woa_fitness is :1365.26</text:p>
      <text:p text:style-name="P1">-5.58499 <text:s/>0.216546 <text:s/>-6.28319 <text:s/>-3.18796 <text:s/>-6.11379 <text:s/>-2.0944 <text:s/>-1.56163 <text:s/></text:p>
      <text:p text:style-name="P1">iteration is :400</text:p>
      <text:p text:style-name="P1">pso_woa_fitness is :896.72</text:p>
      <text:p text:style-name="P1">-5.71008 <text:s/>0 <text:s/>-6.28319 <text:s/>-1.86152 <text:s/>-6.12085 <text:s/>-1.16062 <text:s/>-2.60056 <text:s/></text:p>
      <text:p text:style-name="P1">iteration is :500</text:p>
      <text:p text:style-name="P1">pso_woa_fitness is :295.205</text:p>
      <text:p text:style-name="P1">-5.33289 <text:s/>0.338158 <text:s/>-6.26315 <text:s/>-3.09016 <text:s/>-5.57104 <text:s/>-2.0944 <text:s/>-1.93119 <text:s/></text:p>
      <text:p text:style-name="P1">iteration is :600</text:p>
      <text:p text:style-name="P1">pso_woa_fitness is :169.347</text:p>
      <text:p text:style-name="P1">-5.31774 <text:s/>0.489477 <text:s/>-6.21633 <text:s/>-3.36375 <text:s/>-5.67709 <text:s/>-2.0944 <text:s/>-1.99413 <text:s/></text:p>
      <text:p text:style-name="P1">iteration is :700</text:p>
      <text:p text:style-name="P1">pso_woa_fitness is :69.6158</text:p>
      <text:p text:style-name="P1">-5.31848 <text:s/>0.489939 <text:s/>-6.20024 <text:s/>-3.35886 <text:s/>-5.70398 <text:s/>-2.0944 <text:s/>-2.02042 <text:s/></text:p>
      <text:p text:style-name="P1">iteration is :800</text:p>
      <text:p text:style-name="P1">pso_woa_fitness is :69.5665</text:p>
      <text:p text:style-name="P1">-5.31888 <text:s/>0.490922 <text:s/>-6.20065 <text:s/>-3.3603 <text:s/>-5.70326 <text:s/>-2.0944 <text:s/>-2.01988 <text:s/></text:p>
      <text:p text:style-name="P1">iteration is :900</text:p>
      <text:p text:style-name="P1">pso_woa_fitness is :69.5665</text:p>
      <text:p text:style-name="P1">-5.31888 <text:s/>0.49093 <text:s/>-6.20066 <text:s/>-3.36032 <text:s/>-5.70325 <text:s/>-2.0944 <text:s/>-2.01988 <text:s/></text:p>
      <text:p text:style-name="P1">iteration is :1000</text:p>
      <text:p text:style-name="P1">pso_woa_fitness is :69.5665</text:p>
      <text:p text:style-name="P1">-5.31888 <text:s/>0.49093 <text:s/>-6.20066 <text:s/>-3.36032 <text:s/>-5.70325 <text:s/>-2.0944 <text:s/>-2.01988 <text:s/></text:p>
      <text:p text:style-name="P1">iteration is :1100</text:p>
      <text:p text:style-name="P1">pso_woa_fitness is :69.5665</text:p>
      <text:p text:style-name="P1">-5.31888 <text:s/>0.49093 <text:s/>-6.20066 <text:s/>-3.36032 <text:s/>-5.70325 <text:s/>-2.0944 <text:s/>-2.01988 <text:s/></text:p>
      <text:p text:style-name="P1">iteration is :1200</text:p>
      <text:p text:style-name="P1">pso_woa_fitness is :69.5665</text:p>
      <text:p text:style-name="P1">-5.31888 <text:s/>0.49093 <text:s/>-6.20066 <text:s/>-3.36032 <text:s/>-5.70325 <text:s/>-2.0944 <text:s/>-2.01988 <text:s/></text:p>
      <text:p text:style-name="P1">iteration is :1300</text:p>
      <text:p text:style-name="P1">pso_woa_fitness is :69.5665</text:p>
      <text:p text:style-name="P1">-5.31888 <text:s/>0.49093 <text:s/>-6.20066 <text:s/>-3.36032 <text:s/>-5.70325 <text:s/>-2.0944 <text:s/>-2.01988 <text:s/></text:p>
      <text:p text:style-name="P2">best fitness found is: <text:s text:c="2"/>69.5665</text:p>
      <text:p text:style-name="P2">-5.31888 <text:s/>0.49093 <text:s/>-6.20066 <text:s/>-3.36032 <text:s/>-5.70325 <text:s/>-2.0944 <text:s/>-2.01988 <text:s/></text:p>
      <text:p text:style-name="P2">time = 4667.05s</text:p>
      <text:p text:style-name="P1">第5次搜索......</text:p>
      <text:p text:style-name="P1">WOA PSO 初始化完成......</text:p>
      <text:p text:style-name="P1">iteration is :0</text:p>
      <text:p text:style-name="P1"><text:soft-page-break/>pso_woa_fitness is :2479.67</text:p>
      <text:p text:style-name="P1">-5.15922 <text:s/>1.79622 <text:s/>2.42693 <text:s/>-0.949141 <text:s/>-6.10836 <text:s/>2.05828 <text:s/>2.09302 <text:s/></text:p>
      <text:p text:style-name="P1">iteration is :100</text:p>
      <text:p text:style-name="P1">pso_woa_fitness is :2251.04</text:p>
      <text:p text:style-name="P1">1.73869 <text:s/>0.63089 <text:s/>1.53301 <text:s/>-2.05053 <text:s/>4.85297 <text:s/>-1.74003 <text:s/>5.30005 <text:s/></text:p>
      <text:p text:style-name="P1">iteration is :200</text:p>
      <text:p text:style-name="P1">pso_woa_fitness is :2237.98</text:p>
      <text:p text:style-name="P1">1.11569 <text:s/>0.614793 <text:s/>2.65029 <text:s/>-2.36445 <text:s/>-1.80261 <text:s/>-2.0944 <text:s/>5.13197 <text:s/></text:p>
      <text:p text:style-name="P1">iteration is :300</text:p>
      <text:p text:style-name="P1">pso_woa_fitness is :321.645</text:p>
      <text:p text:style-name="P1">1.15158 <text:s/>0.207765 <text:s/>1.76774 <text:s/>-3.07282 <text:s/>-1.23193 <text:s/>-2.00575 <text:s/>4.22639 <text:s/></text:p>
      <text:p text:style-name="P1">iteration is :400</text:p>
      <text:p text:style-name="P1">pso_woa_fitness is :321.58</text:p>
      <text:p text:style-name="P1">1.14853 <text:s/>0.206496 <text:s/>1.7668 <text:s/>-3.08091 <text:s/>-1.22687 <text:s/>-2.00452 <text:s/>4.22812 <text:s/></text:p>
      <text:p text:style-name="P1">iteration is :500</text:p>
      <text:p text:style-name="P1">pso_woa_fitness is :314.81</text:p>
      <text:p text:style-name="P1">1.16865 <text:s/>0.212654 <text:s/>1.806 <text:s/>-3.06911 <text:s/>-1.26813 <text:s/>-2.00043 <text:s/>4.23238 <text:s/></text:p>
      <text:p text:style-name="P1">iteration is :600</text:p>
      <text:p text:style-name="P1">pso_woa_fitness is :203.765</text:p>
      <text:p text:style-name="P1">1.01212 <text:s/>0.249628 <text:s/>2.09777 <text:s/>-3.10227 <text:s/>-1.47572 <text:s/>-1.97757 <text:s/>4.25822 <text:s/></text:p>
      <text:p text:style-name="P1">iteration is :700</text:p>
      <text:p text:style-name="P1">pso_woa_fitness is :127.552</text:p>
      <text:p text:style-name="P1">1.0458 <text:s/>0.30227 <text:s/>2.6465 <text:s/>-3.06113 <text:s/>-2.04033 <text:s/>-1.98936 <text:s/>4.333 <text:s/></text:p>
      <text:p text:style-name="P1">iteration is :800</text:p>
      <text:p text:style-name="P1">pso_woa_fitness is :125.173</text:p>
      <text:p text:style-name="P1">1.04542 <text:s/>0.313178 <text:s/>2.68878 <text:s/>-3.05153 <text:s/>-2.07993 <text:s/>-1.99082 <text:s/>4.33562 <text:s/></text:p>
      <text:p text:style-name="P1">iteration is :900</text:p>
      <text:p text:style-name="P1">pso_woa_fitness is :125.173</text:p>
      <text:p text:style-name="P1">1.04542 <text:s/>0.313177 <text:s/>2.68877 <text:s/>-3.05153 <text:s/>-2.07993 <text:s/>-1.99082 <text:s/>4.33562 <text:s/></text:p>
      <text:p text:style-name="P1">iteration is :1000</text:p>
      <text:p text:style-name="P1">pso_woa_fitness is :125.173</text:p>
      <text:p text:style-name="P1">1.04542 <text:s/>0.313177 <text:s/>2.68877 <text:s/>-3.05153 <text:s/>-2.07993 <text:s/>-1.99082 <text:s/>4.33562 <text:s/></text:p>
      <text:p text:style-name="P1">iteration is :1100</text:p>
      <text:p text:style-name="P1">pso_woa_fitness is :125.173</text:p>
      <text:p text:style-name="P1">1.04542 <text:s/>0.313176 <text:s/>2.68877 <text:s/>-3.05153 <text:s/>-2.07993 <text:s/>-1.99082 <text:s/>4.33562 <text:s/></text:p>
      <text:p text:style-name="P1">iteration is :1200</text:p>
      <text:p text:style-name="P1">pso_woa_fitness is :125.173</text:p>
      <text:p text:style-name="P1">1.04542 <text:s/>0.313176 <text:s/>2.68877 <text:s/>-3.05153 <text:s/>-2.07993 <text:s/>-1.99082 <text:s/>4.33562 <text:s/></text:p>
      <text:p text:style-name="P1">iteration is :1300</text:p>
      <text:p text:style-name="P1">pso_woa_fitness is :125.173</text:p>
      <text:p text:style-name="P1">1.04542 <text:s/>0.313176 <text:s/>2.68877 <text:s/>-3.05153 <text:s/>-2.07993 <text:s/>-1.99082 <text:s/>4.33562 <text:s/></text:p>
      <text:p text:style-name="P1">best fitness found is: <text:s text:c="2"/>125.173</text:p>
      <text:p text:style-name="P1">1.04542 <text:s/>0.313176 <text:s/>2.68877 <text:s/>-3.05153 <text:s/>-2.07993 <text:s/>-1.99082 <text:s/>4.33562 <text:s/></text:p>
      <text:p text:style-name="P1">time = 4666.46s</text:p>
      <text:p text:style-name="P1">第6次搜索......</text:p>
      <text:p text:style-name="P1">WOA PSO 初始化完成......</text:p>
      <text:p text:style-name="P1">iteration is :0</text:p>
      <text:p text:style-name="P1">pso_woa_fitness is :2166.3</text:p>
      <text:p text:style-name="P1">0.474594 <text:s/>0.832703 <text:s/>3.86278 <text:s/>3.57731 <text:s/>-3.166 <text:s/>-1.78673 <text:s/>-1.35584 <text:s/></text:p>
      <text:p text:style-name="P1">iteration is :100</text:p>
      <text:p text:style-name="P1">pso_woa_fitness is :1886.62</text:p>
      <text:p text:style-name="P1">2.11297 <text:s/>2.28674 <text:s/>5.46208 <text:s/>1.55982 <text:s/>4.98418 <text:s/>-1.79738 <text:s/>3.28575 <text:s/></text:p>
      <text:p text:style-name="P1"><text:soft-page-break/>iteration is :200</text:p>
      <text:p text:style-name="P1">pso_woa_fitness is :1717.54</text:p>
      <text:p text:style-name="P1">4.6191 <text:s/>2.9822 <text:s/>5.54314 <text:s/>2.76738 <text:s/>4.41748 <text:s/>-2.0944 <text:s/>4.90145 <text:s/></text:p>
      <text:p text:style-name="P1">iteration is :300</text:p>
      <text:p text:style-name="P1">pso_woa_fitness is :1023.04</text:p>
      <text:p text:style-name="P1">3.75463 <text:s/>3.14159 <text:s/>4.91688 <text:s/>3.30722 <text:s/>5.48752 <text:s/>-2.0821 <text:s/>5.05911 <text:s/></text:p>
      <text:p text:style-name="P1">iteration is :400</text:p>
      <text:p text:style-name="P1">pso_woa_fitness is :617.323</text:p>
      <text:p text:style-name="P1">3.743 <text:s/>3.1041 <text:s/>5.83108 <text:s/>2.31324 <text:s/>4.02551 <text:s/>-1.47701 <text:s/>4.12158 <text:s/></text:p>
      <text:p text:style-name="P1">iteration is :500</text:p>
      <text:p text:style-name="P1">pso_woa_fitness is :1027.87</text:p>
      <text:p text:style-name="P1">3.60365 <text:s/>3.13027 <text:s/>5.51626 <text:s/>2.37212 <text:s/>4.60864 <text:s/>-1.62661 <text:s/>4.25305 <text:s/></text:p>
      <text:p text:style-name="P1">iteration is :600</text:p>
      <text:p text:style-name="P1">pso_woa_fitness is :208.885</text:p>
      <text:p text:style-name="P1">3.76656 <text:s/>3.09597 <text:s/>5.61606 <text:s/>2.62055 <text:s/>4.50548 <text:s/>-1.72473 <text:s/>4.19884 <text:s/></text:p>
      <text:p text:style-name="P1">iteration is :700</text:p>
      <text:p text:style-name="P1">pso_woa_fitness is :178.491</text:p>
      <text:p text:style-name="P1">3.72146 <text:s/>3.11867 <text:s/>5.4545 <text:s/>2.43546 <text:s/>4.60362 <text:s/>-1.81835 <text:s/>4.05971 <text:s/></text:p>
      <text:p text:style-name="P1">iteration is :800</text:p>
      <text:p text:style-name="P1">pso_woa_fitness is :176.49</text:p>
      <text:p text:style-name="P1">3.71197 <text:s/>3.0983 <text:s/>5.41964 <text:s/>2.44459 <text:s/>4.64511 <text:s/>-1.82406 <text:s/>4.06142 <text:s/></text:p>
      <text:p text:style-name="P1">iteration is :900</text:p>
      <text:p text:style-name="P1">pso_woa_fitness is :176.489</text:p>
      <text:p text:style-name="P1">3.71195 <text:s/>3.09832 <text:s/>5.41969 <text:s/>2.44449 <text:s/>4.64506 <text:s/>-1.82403 <text:s/>4.06135 <text:s/></text:p>
      <text:p text:style-name="P1">iteration is :1000</text:p>
      <text:p text:style-name="P1">pso_woa_fitness is :176.489</text:p>
      <text:p text:style-name="P1">3.71195 <text:s/>3.09832 <text:s/>5.41969 <text:s/>2.44449 <text:s/>4.64506 <text:s/>-1.82403 <text:s/>4.06134 <text:s/></text:p>
      <text:p text:style-name="P1">iteration is :1100</text:p>
      <text:p text:style-name="P1">pso_woa_fitness is :176.489</text:p>
      <text:p text:style-name="P1">3.71195 <text:s/>3.09832 <text:s/>5.41969 <text:s/>2.44449 <text:s/>4.64506 <text:s/>-1.82403 <text:s/>4.06134 <text:s/></text:p>
      <text:p text:style-name="P1">iteration is :1200</text:p>
      <text:p text:style-name="P1">pso_woa_fitness is :176.489</text:p>
      <text:p text:style-name="P1">3.71195 <text:s/>3.09832 <text:s/>5.41969 <text:s/>2.44449 <text:s/>4.64506 <text:s/>-1.82403 <text:s/>4.06134 <text:s/></text:p>
      <text:p text:style-name="P1">iteration is :1300</text:p>
      <text:p text:style-name="P1">pso_woa_fitness is :176.489</text:p>
      <text:p text:style-name="P1">3.71195 <text:s/>3.09832 <text:s/>5.41969 <text:s/>2.44449 <text:s/>4.64506 <text:s/>-1.82403 <text:s/>4.06134 <text:s/></text:p>
      <text:p text:style-name="P1">best fitness found is: <text:s text:c="2"/>176.489</text:p>
      <text:p text:style-name="P1">3.71195 <text:s/>3.09832 <text:s/>5.41969 <text:s/>2.44449 <text:s/>4.64506 <text:s/>-1.82403 <text:s/>4.06134 <text:s/></text:p>
      <text:p text:style-name="P1">time = 4670.45s</text:p>
      <text:p text:style-name="P1">第7次搜索......</text:p>
      <text:p text:style-name="P1">WOA PSO 初始化完成......</text:p>
      <text:p text:style-name="P1">iteration is :0</text:p>
      <text:p text:style-name="P1">pso_woa_fitness is :3173.73</text:p>
      <text:p text:style-name="P1">3.3728 <text:s/>0.986507 <text:s/>4.45687 <text:s/>5.944 <text:s/>-3.92498 <text:s/>-1.41459 <text:s/>5.58244 <text:s/></text:p>
      <text:p text:style-name="P1">iteration is :100</text:p>
      <text:p text:style-name="P1">pso_woa_fitness is :2974.22</text:p>
      <text:p text:style-name="P1">4.53234 <text:s/>0.767072 <text:s/>4.55365 <text:s/>2.64465 <text:s/>-0.456456 <text:s/>0.716625 <text:s/>2.32966 <text:s/></text:p>
      <text:p text:style-name="P1">iteration is :200</text:p>
      <text:p text:style-name="P1">pso_woa_fitness is :2038.33</text:p>
      <text:p text:style-name="P1">0.785959 <text:s/>0.592097 <text:s/>2.33882 <text:s/>5.47033 <text:s/>-3.32583 <text:s/>2.0944 <text:s/>0.146482 <text:s/></text:p>
      <text:p text:style-name="P1">iteration is :300</text:p>
      <text:p text:style-name="P1">pso_woa_fitness is :948.726</text:p>
      <text:p text:style-name="P1"><text:soft-page-break/>0.511555 <text:s/>0.335078 <text:s/>0.299674 <text:s/>1.9852 <text:s/>-4.27026 <text:s/>2.01903 <text:s/>-0.0610694 <text:s/></text:p>
      <text:p text:style-name="P1">iteration is :400</text:p>
      <text:p text:style-name="P1">pso_woa_fitness is :1078.25</text:p>
      <text:p text:style-name="P1">0.866196 <text:s/>0.691386 <text:s/>0.654931 <text:s/>2.63675 <text:s/>-3.41757 <text:s/>1.71276 <text:s/>1.16149 <text:s/></text:p>
      <text:p text:style-name="P1">iteration is :500</text:p>
      <text:p text:style-name="P1">pso_woa_fitness is :554.766</text:p>
      <text:p text:style-name="P1">1.84566 <text:s/>0 <text:s/>0.255611 <text:s/>4.62738 <text:s/>-2.95281 <text:s/>1.44905 <text:s/>0.964154 <text:s/></text:p>
      <text:p text:style-name="P1">iteration is :600</text:p>
      <text:p text:style-name="P1">pso_woa_fitness is :173.375</text:p>
      <text:p text:style-name="P1">1.32989 <text:s/>0.394285 <text:s/>1.10341 <text:s/>3.62257 <text:s/>-3.7826 <text:s/>1.74433 <text:s/>1.1283<text:span text:style-name="T1">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# lirun @ lirun-G3-3779 in ~/Documents/test_1/trajectory_planning_for_AA/simulations/trajectory_planning/bin on git:dev_5_woa_pso_3 x [20:39:05] </text:p>
      <text:p text:style-name="P6">$ ./forward_kinematics</text:p>
      <text:p text:style-name="P6">Initial processing...</text:p>
      <text:p text:style-name="P6">delta_tau = <text:s text:c="2"/>0.001</text:p>
      <text:p text:style-name="P6">RPY_END_DESIRED:</text:p>
      <text:p text:style-name="P6">-0.523599 <text:s/>-0.872665 <text:s/>0.785398</text:p>
      <text:p text:style-name="P6">Pe_DESIRED:</text:p>
      <text:p text:style-name="P6">1.5 <text:s/>-1.4 <text:s/>2.2</text:p>
      <text:p text:style-name="P6">Iter_Max = <text:s text:c="2"/>1400</text:p>
      <text:p text:style-name="P6">num_calc = <text:s text:c="2"/>100</text:p>
      <text:p text:style-name="P6">pso_woa_count = <text:s text:c="2"/>50</text:p>
      <text:p text:style-name="P6">inertGuideCoe = <text:s text:c="2"/>1</text:p>
      <text:p text:style-name="P6">globalGuideCoe = <text:s text:c="2"/>2</text:p>
      <text:p text:style-name="P6">localGuideCoe = <text:s text:c="2"/>2</text:p>
      <text:p text:style-name="P6">disturbanceRate = <text:s text:c="2"/>0</text:p>
      <text:p text:style-name="P6">disturbanceVelocityCoe = <text:s text:c="2"/>0</text:p>
      <text:p text:style-name="P6">result_min:</text:p>
      <text:p text:style-name="P6">-6.28319 <text:s/>0 <text:s/>-6.28319 <text:s/>-6.28319 <text:s/>-6.28319 <text:s/>-2.0944 <text:s/>-6.28319 <text:s/></text:p>
      <text:p text:style-name="P6">result_max:</text:p>
      <text:p text:style-name="P6">6.28319 <text:s/>3.14159 <text:s/>6.28319 <text:s/>6.28319 <text:s/>6.28319 <text:s/>2.0944 <text:s/>6.28319 <text:s/></text:p>
      <text:p text:style-name="P6">算法构建完成，进入迭代搜索过程......</text:p>
      <text:p text:style-name="P6">第0次搜索......</text:p>
      <text:p text:style-name="P6">WOA PSO 初始化完成......</text:p>
      <text:p text:style-name="P6">iteration is :0</text:p>
      <text:p text:style-name="P6">pso_woa_fitness is :3001.74</text:p>
      <text:p text:style-name="P6">-0.457116 <text:s/>1.54243 <text:s/>4.50438 <text:s/>-3.14979 <text:s/>1.38233 <text:s/>0.935375 <text:s/>-5.88057 <text:s/></text:p>
      <text:p text:style-name="P6">iteration is :100</text:p>
      <text:p text:style-name="P6">pso_woa_fitness is :1918.79</text:p>
      <text:p text:style-name="P6">1.34641 <text:s/>1.83618 <text:s/>3.74388 <text:s/>-0.285008 <text:s/>1.39472 <text:s/>2.0944 <text:s/>1.02556 <text:s/></text:p>
      <text:p text:style-name="P6">iteration is :200</text:p>
      <text:p text:style-name="P6">pso_woa_fitness is :2284.46</text:p>
      <text:p text:style-name="P6">0.877402 <text:s/>2.011 <text:s/>3.02693 <text:s/>-0.655486 <text:s/>0.661745 <text:s/>2.0944 <text:s/>0.862957 <text:s/></text:p>
      <text:p text:style-name="P6">iteration is :300</text:p>
      <text:p text:style-name="P6">pso_woa_fitness is :970.92</text:p>
      <text:p text:style-name="P6">1.06273 <text:s/>1.51581 <text:s/>3.04207 <text:s/>-1.68124 <text:s/>0.796672 <text:s/>2.0944 <text:s/>1.42167 <text:s/></text:p>
      <text:p text:style-name="P6">iteration is :400</text:p>
      <text:p text:style-name="P6">pso_woa_fitness is :638.924</text:p>
      <text:p text:style-name="P6">1.17536 <text:s/>1.52428 <text:s/>2.87787 <text:s/>-1.66193 <text:s/>0.741117 <text:s/>2.0944 <text:s/>1.42636 <text:s/></text:p>
      <text:p text:style-name="P6">iteration is :500</text:p>
      <text:p text:style-name="P6">pso_woa_fitness is :637.826</text:p>
      <text:p text:style-name="P6">1.17645 <text:s/>1.52721 <text:s/>2.87389 <text:s/>-1.64849 <text:s/>0.746754 <text:s/>2.0944 <text:s/>1.43222 <text:s/></text:p>
      <text:p text:style-name="P6">iteration is :600</text:p>
      <text:p text:style-name="P6">pso_woa_fitness is :637.826</text:p>
      <text:p text:style-name="P6">1.17645 <text:s/>1.52721 <text:s/>2.87389 <text:s/>-1.64849 <text:s/>0.746754 <text:s/>2.0944 <text:s/>1.43222 <text:s/></text:p>
      <text:p text:style-name="P6">iteration is :700</text:p>
      <text:p text:style-name="P6">pso_woa_fitness is :686.707</text:p>
      <text:p text:style-name="P6">0.4639 <text:s/>0.847603 <text:s/>3.13762 <text:s/>-2.02375 <text:s/>0.690329 <text:s/>2.0944 <text:s/>1.61953 <text:s/></text:p>
      <text:p text:style-name="P6">iteration is :800</text:p>
      <text:p text:style-name="P6">pso_woa_fitness is :572.097</text:p>
      <text:p text:style-name="P6"><text:soft-page-break/>0.41219 <text:s/>0.483645 <text:s/>3.57207 <text:s/>-2.22363 <text:s/>0.578178 <text:s/>2.0944 <text:s/>1.56183 <text:s/></text:p>
      <text:p text:style-name="P6">iteration is :900</text:p>
      <text:p text:style-name="P6">pso_woa_fitness is :117.115</text:p>
      <text:p text:style-name="P6">0.920338 <text:s/>0.456932 <text:s/>3.67521 <text:s/>-2.89304 <text:s/>0.187544 <text:s/>2.0944 <text:s/>1.16795 <text:s/></text:p>
      <text:p text:style-name="P6">iteration is :1000</text:p>
      <text:p text:style-name="P6">pso_woa_fitness is :36.1763</text:p>
      <text:p text:style-name="P6">0.902079 <text:s/>0.469014 <text:s/>3.65751 <text:s/>-2.8705 <text:s/>0.206466 <text:s/>2.0944 <text:s/>1.21631 <text:s/></text:p>
      <text:p text:style-name="P6">iteration is :1100</text:p>
      <text:p text:style-name="P6">pso_woa_fitness is :26.1617</text:p>
      <text:p text:style-name="P6">0.90335 <text:s/>0.456536 <text:s/>3.67673 <text:s/>-2.88655 <text:s/>0.187686 <text:s/>2.0944 <text:s/>1.21634 <text:s/></text:p>
      <text:p text:style-name="P6">iteration is :1200</text:p>
      <text:p text:style-name="P6">pso_woa_fitness is :25.2906</text:p>
      <text:p text:style-name="P6">0.904091 <text:s/>0.455664 <text:s/>3.67884 <text:s/>-2.88786 <text:s/>0.185516 <text:s/>2.0944 <text:s/>1.21578 <text:s/></text:p>
      <text:p text:style-name="P6">iteration is :1300</text:p>
      <text:p text:style-name="P6">pso_woa_fitness is :25.2595</text:p>
      <text:p text:style-name="P6">0.903733 <text:s/>0.455671 <text:s/>3.6794 <text:s/>-2.88772 <text:s/>0.185184 <text:s/>2.0944 <text:s/>1.21598 <text:s/></text:p>
      <text:p text:style-name="P3"><text:bookmark-start text:name="__DdeLink__2214_2925317878"/>best fitness found is: <text:s text:c="2"/>25.2551</text:p>
      <text:p text:style-name="P3">0.903661 <text:s/>0.455847 <text:s/>3.67958 <text:s/>-2.88756 <text:s/>0.185003 <text:s/>2.0944 <text:s/>1.21591 <text:s/></text:p>
      <text:p text:style-name="P3">time = 4607.52s<text:bookmark-end text:name="__DdeLink__2214_2925317878"/></text:p>
      <text:p text:style-name="P6">第1次搜索......</text:p>
      <text:p text:style-name="P6">WOA PSO 初始化完成......</text:p>
      <text:p text:style-name="P6">iteration is :0</text:p>
      <text:p text:style-name="P6">pso_woa_fitness is :2155.68</text:p>
      <text:p text:style-name="P6">-5.3019 <text:s/>0.119801 <text:s/>4.21861 <text:s/>3.22101 <text:s/>-3.41781 <text:s/>-1.9623 <text:s/>-1.33122 <text:s/></text:p>
      <text:p text:style-name="P6">iteration is :100</text:p>
      <text:p text:style-name="P6">pso_woa_fitness is :2119.57</text:p>
      <text:p text:style-name="P6">-4.65091 <text:s/>0 <text:s/>-0.377449 <text:s/>-2.90599 <text:s/>-4.46849 <text:s/>-1.2944 <text:s/>-1.74267 <text:s/></text:p>
      <text:p text:style-name="P6">iteration is :200</text:p>
      <text:p text:style-name="P6">pso_woa_fitness is :1915.37</text:p>
      <text:p text:style-name="P6">-5.5581 <text:s/>0 <text:s/>-1.64077 <text:s/>-3.02679 <text:s/>-5.37172 <text:s/>-2.0944 <text:s/>-3.01659 <text:s/></text:p>
      <text:p text:style-name="P6">iteration is :300</text:p>
      <text:p text:style-name="P6">pso_woa_fitness is :1936.31</text:p>
      <text:p text:style-name="P6">-4.85128 <text:s/>0 <text:s/>-1.11161 <text:s/>-3.96759 <text:s/>-4.35651 <text:s/>-2.0944 <text:s/>-1.08115 <text:s/></text:p>
      <text:p text:style-name="P6">iteration is :400</text:p>
      <text:p text:style-name="P6">pso_woa_fitness is :1187.2</text:p>
      <text:p text:style-name="P6">-6.26916 <text:s/>0 <text:s/>-0.752749 <text:s/>-1.95824 <text:s/>-4.84113 <text:s/>-2.0944 <text:s/>-3.13214 <text:s/></text:p>
      <text:p text:style-name="P6">iteration is :500</text:p>
      <text:p text:style-name="P6">pso_woa_fitness is :1122.56</text:p>
      <text:p text:style-name="P6">-5.78421 <text:s/>0 <text:s/>-1.25389 <text:s/>-2.2043 <text:s/>-4.97566 <text:s/>-2.0944 <text:s/>-2.21173 <text:s/></text:p>
      <text:p text:style-name="P6">iteration is :600</text:p>
      <text:p text:style-name="P6">pso_woa_fitness is :433.53</text:p>
      <text:p text:style-name="P6">-5.33042 <text:s/>0 <text:s/>-1.33211 <text:s/>-3.17453 <text:s/>-4.35068 <text:s/>-2.0944 <text:s/>-1.8502 <text:s/></text:p>
      <text:p text:style-name="P6">iteration is :700</text:p>
      <text:p text:style-name="P6">pso_woa_fitness is :747.123</text:p>
      <text:p text:style-name="P6">-5.95527 <text:s/>0 <text:s/>-1.26959 <text:s/>-2.59421 <text:s/>-4.3622 <text:s/>-2.0944 <text:s/>-2.04748 <text:s/></text:p>
      <text:p text:style-name="P6">iteration is :800</text:p>
      <text:p text:style-name="P6">pso_woa_fitness is :323.248</text:p>
      <text:p text:style-name="P6">-5.33916 <text:s/>0 <text:s/>-1.04596 <text:s/>-2.92888 <text:s/>-4.78548 <text:s/>-2.0944 <text:s/>-2.12077 <text:s/></text:p>
      <text:p text:style-name="P6">iteration is :900</text:p>
      <text:p text:style-name="P6">pso_woa_fitness is :305.373</text:p>
      <text:p text:style-name="P6">-5.33546 <text:s/>0 <text:s/>-1.06387 <text:s/>-2.9306 <text:s/>-4.78159 <text:s/>-2.0944 <text:s/>-2.13232 <text:s/></text:p>
      <text:p text:style-name="P6">iteration is :1000</text:p>
      <text:p text:style-name="P6"><text:soft-page-break/>pso_woa_fitness is :284.387</text:p>
      <text:p text:style-name="P6">-5.30977 <text:s/>0.0229372 <text:s/>-1.05581 <text:s/>-2.99838 <text:s/>-4.77198 <text:s/>-2.0944 <text:s/>-2.09831 <text:s/></text:p>
      <text:p text:style-name="P6">iteration is :1100</text:p>
      <text:p text:style-name="P6">pso_woa_fitness is :275.757</text:p>
      <text:p text:style-name="P6">-5.33627 <text:s/>0.0149952 <text:s/>-1.09116 <text:s/>-2.90037 <text:s/>-4.77317 <text:s/>-2.0944 <text:s/>-2.17709 <text:s/></text:p>
      <text:p text:style-name="P6">iteration is :1200</text:p>
      <text:p text:style-name="P6">pso_woa_fitness is :272.322</text:p>
      <text:p text:style-name="P6">-5.29548 <text:s/>0.0188378 <text:s/>-1.03524 <text:s/>-2.95248 <text:s/>-4.82728 <text:s/>-2.0944 <text:s/>-2.16281 <text:s/></text:p>
      <text:p text:style-name="P6">iteration is :1300</text:p>
      <text:p text:style-name="P6">pso_woa_fitness is :272.071</text:p>
      <text:p text:style-name="P6">-5.28928 <text:s/>0.0197756 <text:s/>-1.02534 <text:s/>-2.96141 <text:s/>-4.83639 <text:s/>-2.0944 <text:s/>-2.15965 <text:s/></text:p>
      <text:p text:style-name="P6">best fitness found is: <text:s text:c="2"/>271.778</text:p>
      <text:p text:style-name="P6">-5.28427 <text:s/>0.0192282 <text:s/>-1.01679 <text:s/>-2.9604 <text:s/>-4.8488 <text:s/>-2.0944 <text:s/>-2.16574 <text:s/></text:p>
      <text:p text:style-name="P6">time = 4560.21s</text:p>
      <text:p text:style-name="P6">第2次搜索......</text:p>
      <text:p text:style-name="P6">WOA PSO 初始化完成......</text:p>
      <text:p text:style-name="P6">iteration is :0</text:p>
      <text:p text:style-name="P6">pso_woa_fitness is :3044.39</text:p>
      <text:p text:style-name="P6">4.07228 <text:s/>2.60343 <text:s/>-2.70304 <text:s/>4.82878 <text:s/>5.30118 <text:s/>0.53565 <text:s/>4.59583 <text:s/></text:p>
      <text:p text:style-name="P6">iteration is :100</text:p>
      <text:p text:style-name="P6">pso_woa_fitness is :3189.02</text:p>
      <text:p text:style-name="P6">-0.614977 <text:s/>1.41587 <text:s/>1.77259 <text:s/>4.57532 <text:s/>0.860909 <text:s/>-0.170547 <text:s/>4.71075 <text:s/></text:p>
      <text:p text:style-name="P6">iteration is :200</text:p>
      <text:p text:style-name="P6">pso_woa_fitness is :1361.05</text:p>
      <text:p text:style-name="P6">0.861433 <text:s/>0.70653 <text:s/>0.170904 <text:s/>3.35794 <text:s/>-0.267666 <text:s/>-1.55231 <text:s/>3.67243 <text:s/></text:p>
      <text:p text:style-name="P6">iteration is :300</text:p>
      <text:p text:style-name="P6">pso_woa_fitness is :2122.04</text:p>
      <text:p text:style-name="P6">0.885603 <text:s/>0.738522 <text:s/>3.04312 <text:s/>4.06189 <text:s/>-2.3805 <text:s/>-1.26626 <text:s/>5.28723 <text:s/></text:p>
      <text:p text:style-name="P6">iteration is :400</text:p>
      <text:p text:style-name="P6">pso_woa_fitness is :1470.34</text:p>
      <text:p text:style-name="P6">2.08483 <text:s/>0.361971 <text:s/>4.44194 <text:s/>2.05233 <text:s/>-3.49044 <text:s/>-1.54086 <text:s/>3.98577 <text:s/></text:p>
      <text:p text:style-name="P6">iteration is :500</text:p>
      <text:p text:style-name="P6">pso_woa_fitness is :1360.12</text:p>
      <text:p text:style-name="P6">0.0345705 <text:s/>0.474599 <text:s/>3.01401 <text:s/>3.74228 <text:s/>-2.78749 <text:s/>-1.92333 <text:s/>5.2895 <text:s/></text:p>
      <text:p text:style-name="P6">iteration is :600</text:p>
      <text:p text:style-name="P6">pso_woa_fitness is :814.129</text:p>
      <text:p text:style-name="P6">1.09947 <text:s/>0.792838 <text:s/>2.3863 <text:s/>3.56748 <text:s/>-1.96092 <text:s/>-1.86288 <text:s/>3.49948 <text:s/></text:p>
      <text:p text:style-name="P6">iteration is :700</text:p>
      <text:p text:style-name="P6">pso_woa_fitness is :743.078</text:p>
      <text:p text:style-name="P6">1.03689 <text:s/>0.284559 <text:s/>3.31085 <text:s/>2.84291 <text:s/>-3.65617 <text:s/>-2.0944 <text:s/>4.3709 <text:s/></text:p>
      <text:p text:style-name="P6">iteration is :800</text:p>
      <text:p text:style-name="P6">pso_woa_fitness is :557.333</text:p>
      <text:p text:style-name="P6">0.772011 <text:s/>0.237634 <text:s/>3.85902 <text:s/>3.11682 <text:s/>-3.40035 <text:s/>-2.00004 <text:s/>4.28917 <text:s/></text:p>
      <text:p text:style-name="P6">iteration is :900</text:p>
      <text:p text:style-name="P6">pso_woa_fitness is :180.383</text:p>
      <text:p text:style-name="P6">0.933069 <text:s/>0.234351 <text:s/>3.99967 <text:s/>3.06914 <text:s/>-3.33455 <text:s/>-1.92526 <text:s/>4.38223 <text:s/></text:p>
      <text:p text:style-name="P6">iteration is :1000</text:p>
      <text:p text:style-name="P6">pso_woa_fitness is :47.8104</text:p>
      <text:p text:style-name="P6">1.02863 <text:s/>0.237665 <text:s/>3.96713 <text:s/>3.05011 <text:s/>-3.3279 <text:s/>-1.97323 <text:s/>4.32875 <text:s/></text:p>
      <text:p text:style-name="P6">iteration is :1100</text:p>
      <text:p text:style-name="P6">pso_woa_fitness is :37.4565</text:p>
      <text:p text:style-name="P6">1.01578 <text:s/>0.236959 <text:s/>4.0188 <text:s/>3.07102 <text:s/>-3.37143 <text:s/>-1.98706 <text:s/>4.34029 <text:s/></text:p>
      <text:p text:style-name="P6"><text:soft-page-break/>iteration is :1200</text:p>
      <text:p text:style-name="P6">pso_woa_fitness is :32.6952</text:p>
      <text:p text:style-name="P6">1.00434 <text:s/>0.247412 <text:s/>4.04768 <text:s/>3.09237 <text:s/>-3.3969 <text:s/>-1.9935 <text:s/>4.33986 <text:s/></text:p>
      <text:p text:style-name="P6">iteration is :1300</text:p>
      <text:p text:style-name="P6">pso_woa_fitness is :31.6993</text:p>
      <text:p text:style-name="P6">1.00302 <text:s/>0.249505 <text:s/>4.05222 <text:s/>3.09557 <text:s/>-3.40162 <text:s/>-1.99441 <text:s/>4.33888 <text:s/></text:p>
      <text:p text:style-name="P3"><text:bookmark-start text:name="__DdeLink__2220_2925317878"/>best fitness found is: <text:s text:c="2"/>31.4852</text:p>
      <text:p text:style-name="P3">1.00367 <text:s/>0.2502 <text:s/>4.05263 <text:s/>3.09578 <text:s/>-3.40267 <text:s/>-1.99443 <text:s/>4.33785 <text:s/></text:p>
      <text:p text:style-name="P3">time = 4509.03s<text:bookmark-end text:name="__DdeLink__2220_2925317878"/></text:p>
      <text:p text:style-name="P6">第3次搜索......</text:p>
      <text:p text:style-name="P6">WOA PSO 初始化完成......</text:p>
      <text:p text:style-name="P6">iteration is :0</text:p>
      <text:p text:style-name="P6">pso_woa_fitness is :3189.07</text:p>
      <text:p text:style-name="P6">2.11786 <text:s/>2.53353 <text:s/>5.85 <text:s/>4.05763 <text:s/>-2.62521 <text:s/>-0.832847 <text:s/>-5.52304 <text:s/></text:p>
      <text:p text:style-name="P6">iteration is :100</text:p>
      <text:p text:style-name="P6">pso_woa_fitness is :2813.56</text:p>
      <text:p text:style-name="P6">3.42285 <text:s/>2.50623 <text:s/>3.21219 <text:s/>1.97931 <text:s/>2.72057 <text:s/>-1.27101 <text:s/>3.72172 <text:s/></text:p>
      <text:p text:style-name="P6">iteration is :200</text:p>
      <text:p text:style-name="P6">pso_woa_fitness is :2573.08</text:p>
      <text:p text:style-name="P6">5.20258 <text:s/>3.0284 <text:s/>2.1688 <text:s/>5.11314 <text:s/>3.67226 <text:s/>0.408635 <text:s/>5.60517 <text:s/></text:p>
      <text:p text:style-name="P6">iteration is :300</text:p>
      <text:p text:style-name="P6">pso_woa_fitness is :2543.83</text:p>
      <text:p text:style-name="P6">3.91395 <text:s/>2.14737 <text:s/>6.04738 <text:s/>1.99415 <text:s/>1.80929 <text:s/>1.31236 <text:s/>6.15549 <text:s/></text:p>
      <text:p text:style-name="P6">iteration is :400</text:p>
      <text:p text:style-name="P6">pso_woa_fitness is :3070.12</text:p>
      <text:p text:style-name="P6">4.53568 <text:s/>2.76355 <text:s/>-2.84322 <text:s/>2.9215 <text:s/>0.483726 <text:s/>-1.83487 <text:s/>3.37841 <text:s/></text:p>
      <text:p text:style-name="P6">iteration is :500</text:p>
      <text:p text:style-name="P6">pso_woa_fitness is :3115.94</text:p>
      <text:p text:style-name="P6">3.7606 <text:s/>2.88318 <text:s/>-1.87004 <text:s/>2.45572 <text:s/>0.678498 <text:s/>-1.33246 <text:s/>4.75145 <text:s/></text:p>
      <text:p text:style-name="P6">iteration is :600</text:p>
      <text:p text:style-name="P6">pso_woa_fitness is :837.544</text:p>
      <text:p text:style-name="P6">4.33735 <text:s/>2.63631 <text:s/>-2.79187 <text:s/>3.28588 <text:s/>0.570244 <text:s/>-1.68217 <text:s/>4.43099 <text:s/></text:p>
      <text:p text:style-name="P6">iteration is :700</text:p>
      <text:p text:style-name="P6">pso_woa_fitness is :366.384</text:p>
      <text:p text:style-name="P6">4.05715 <text:s/>2.64911 <text:s/>-2.67946 <text:s/>2.77957 <text:s/>0.167344 <text:s/>-2.0944 <text:s/>4.24992 <text:s/></text:p>
      <text:p text:style-name="P6">iteration is :800</text:p>
      <text:p text:style-name="P6">pso_woa_fitness is :276.792</text:p>
      <text:p text:style-name="P6">4.04659 <text:s/>2.73606 <text:s/>-2.59636 <text:s/>2.78089 <text:s/>0.0865305 <text:s/>-2.0944 <text:s/>4.32884 <text:s/></text:p>
      <text:p text:style-name="P6">iteration is :900</text:p>
      <text:p text:style-name="P6">pso_woa_fitness is :206.67</text:p>
      <text:p text:style-name="P6">3.98661 <text:s/>2.67726 <text:s/>-2.56922 <text:s/>2.73491 <text:s/>0.0702898 <text:s/>-2.0944 <text:s/>4.32124 <text:s/></text:p>
      <text:p text:style-name="P6">iteration is :1000</text:p>
      <text:p text:style-name="P6">pso_woa_fitness is :177.851</text:p>
      <text:p text:style-name="P6">4.01624 <text:s/>2.70847 <text:s/>-2.58435 <text:s/>2.76863 <text:s/>0.0582752 <text:s/>-2.0944 <text:s/>4.30895 <text:s/></text:p>
      <text:p text:style-name="P6">iteration is :1100</text:p>
      <text:p text:style-name="P6">pso_woa_fitness is :176.243</text:p>
      <text:p text:style-name="P6">4.02281 <text:s/>2.71897 <text:s/>-2.58379 <text:s/>2.77962 <text:s/>0.053355 <text:s/>-2.0944 <text:s/>4.30761 <text:s/></text:p>
      <text:p text:style-name="P6">iteration is :1200</text:p>
      <text:p text:style-name="P6">pso_woa_fitness is :176.02</text:p>
      <text:p text:style-name="P6">4.02139 <text:s/>2.72247 <text:s/>-2.5833 <text:s/>2.78158 <text:s/>0.0539218 <text:s/>-2.0944 <text:s/>4.31071 <text:s/></text:p>
      <text:p text:style-name="P6">iteration is :1300</text:p>
      <text:p text:style-name="P6">pso_woa_fitness is :175.867</text:p>
      <text:p text:style-name="P6"><text:soft-page-break/>4.02023 <text:s/>2.72575 <text:s/>-2.58296 <text:s/>2.7835 <text:s/>0.0544357 <text:s/>-2.0944 <text:s/>4.31348 <text:s/></text:p>
      <text:p text:style-name="P6">best fitness found is: <text:s text:c="2"/>175.842</text:p>
      <text:p text:style-name="P6">4.02146 <text:s/>2.7271 <text:s/>-2.58202 <text:s/>2.78515 <text:s/>0.0526598 <text:s/>-2.0944 <text:s/>4.31259 <text:s/></text:p>
      <text:p text:style-name="P6">time = 4509.21s</text:p>
      <text:p text:style-name="P6">第4次搜索......</text:p>
      <text:p text:style-name="P6">WOA PSO 初始化完成......</text:p>
      <text:p text:style-name="P6">iteration is :0</text:p>
      <text:p text:style-name="P6">pso_woa_fitness is :3361.97</text:p>
      <text:p text:style-name="P6">-0.34711 <text:s/>0.325181 <text:s/>-0.827407 <text:s/>5.37137 <text:s/>2.80573 <text:s/>-1.63962 <text:s/>2.84505 <text:s/></text:p>
      <text:p text:style-name="P6">iteration is :100</text:p>
      <text:p text:style-name="P6">pso_woa_fitness is :2989.25</text:p>
      <text:p text:style-name="P6">0.472041 <text:s/>0.527113 <text:s/>-0.533285 <text:s/>1.48434 <text:s/>0.601723 <text:s/>-1.90184 <text:s/>3.52577 <text:s/></text:p>
      <text:p text:style-name="P6">iteration is :200</text:p>
      <text:p text:style-name="P6">pso_woa_fitness is :3002.14</text:p>
      <text:p text:style-name="P6">2.6129 <text:s/>1.86614 <text:s/>0.517132 <text:s/>3.31428 <text:s/>-0.835647 <text:s/>-1.15382 <text:s/>-2.73048 <text:s/></text:p>
      <text:p text:style-name="P6">iteration is :300</text:p>
      <text:p text:style-name="P6">pso_woa_fitness is :2238.35</text:p>
      <text:p text:style-name="P6">2.48673 <text:s/>1.68036 <text:s/>3.27239 <text:s/>2.4583 <text:s/>-0.205917 <text:s/>0.0318426 <text:s/>0.708106 <text:s/></text:p>
      <text:p text:style-name="P6">iteration is :400</text:p>
      <text:p text:style-name="P6">pso_woa_fitness is :846.131</text:p>
      <text:p text:style-name="P6">1.91641 <text:s/>0.949046 <text:s/>0.647722 <text:s/>4.43043 <text:s/>-0.829394 <text:s/>-1.68667 <text:s/>-1.88535 <text:s/></text:p>
      <text:p text:style-name="P6">iteration is :500</text:p>
      <text:p text:style-name="P6">pso_woa_fitness is :1478.48</text:p>
      <text:p text:style-name="P6">2.23073 <text:s/>1.05871 <text:s/>0.891325 <text:s/>4.32763 <text:s/>-1.4914 <text:s/>-1.58945 <text:s/>-0.969487 <text:s/></text:p>
      <text:p text:style-name="P6">iteration is :600</text:p>
      <text:p text:style-name="P6">pso_woa_fitness is :1386.03</text:p>
      <text:p text:style-name="P6">0.460515 <text:s/>0.314189 <text:s/>3.17266 <text:s/>2.89087 <text:s/>-2.56112 <text:s/>-2.06015 <text:s/>-2.70446 <text:s/></text:p>
      <text:p text:style-name="P6">iteration is :700</text:p>
      <text:p text:style-name="P6">pso_woa_fitness is :679.568</text:p>
      <text:p text:style-name="P6">0.870233 <text:s/>0.187819 <text:s/>2.1773 <text:s/>3.0858 <text:s/>-1.35906 <text:s/>-2.043 <text:s/>-1.56737 <text:s/></text:p>
      <text:p text:style-name="P6">iteration is :800</text:p>
      <text:p text:style-name="P6">pso_woa_fitness is :514.905</text:p>
      <text:p text:style-name="P6">1.29012 <text:s/>0.320313 <text:s/>2.21858 <text:s/>3.57637 <text:s/>-1.72572 <text:s/>-2.0944 <text:s/>-1.44451 <text:s/></text:p>
      <text:p text:style-name="P6">iteration is :900</text:p>
      <text:p text:style-name="P6">pso_woa_fitness is :116.401</text:p>
      <text:p text:style-name="P6">0.924796 <text:s/>0.616859 <text:s/>3.11244 <text:s/>3.62584 <text:s/>-2.33036 <text:s/>-2.09188 <text:s/>-1.75136 <text:s/></text:p>
      <text:p text:style-name="P6">iteration is :1000</text:p>
      <text:p text:style-name="P6">pso_woa_fitness is :65.7078</text:p>
      <text:p text:style-name="P6">0.958462 <text:s/>0.609359 <text:s/>3.04476 <text:s/>3.60011 <text:s/>-2.29182 <text:s/>-2.09185 <text:s/>-1.78794 <text:s/></text:p>
      <text:p text:style-name="P6">iteration is :1100</text:p>
      <text:p text:style-name="P6">pso_woa_fitness is :54.5597</text:p>
      <text:p text:style-name="P6">0.968406 <text:s/>0.609095 <text:s/>3.03871 <text:s/>3.59259 <text:s/>-2.29176 <text:s/>-2.09252 <text:s/>-1.79728 <text:s/></text:p>
      <text:p text:style-name="P6">iteration is :1200</text:p>
      <text:p text:style-name="P6">pso_woa_fitness is :53.5818</text:p>
      <text:p text:style-name="P6">0.969026 <text:s/>0.609835 <text:s/>3.03975 <text:s/>3.59278 <text:s/>-2.29358 <text:s/>-2.09265 <text:s/>-1.79853 <text:s/></text:p>
      <text:p text:style-name="P6">iteration is :1300</text:p>
      <text:p text:style-name="P6">pso_woa_fitness is :53.296</text:p>
      <text:p text:style-name="P6">0.973363 <text:s/>0.611826 <text:s/>3.03419 <text:s/>3.59365 <text:s/>-2.29054 <text:s/>-2.09295 <text:s/>-1.80099 <text:s/></text:p>
      <text:p text:style-name="P3">best fitness found is: <text:s text:c="2"/>53.0707</text:p>
      <text:p text:style-name="P3">0.972642 <text:s/>0.620087 <text:s/>3.03207 <text:s/>3.60435 <text:s/>-2.28618 <text:s/>-2.09326 <text:s/>-1.79653 <text:s/></text:p>
      <text:p text:style-name="P3">time = 4506.9s</text:p>
      <text:p text:style-name="P6">第5次搜索......</text:p>
      <text:p text:style-name="P6"><text:soft-page-break/>WOA PSO 初始化完成......</text:p>
      <text:p text:style-name="P6">iteration is :0</text:p>
      <text:p text:style-name="P6">pso_woa_fitness is :2760.45</text:p>
      <text:p text:style-name="P6">0.962248 <text:s/>0.244913 <text:s/>4.25182 <text:s/>-6.24491 <text:s/>2.89138 <text:s/>0.643306 <text:s/>4.68951 <text:s/></text:p>
      <text:p text:style-name="P6">iteration is :100</text:p>
      <text:p text:style-name="P6">pso_woa_fitness is :2894.47</text:p>
      <text:p text:style-name="P6">4.39255 <text:s/>2.07698 <text:s/>1.25059 <text:s/>2.80882 <text:s/>1.26474 <text:s/>1.4028 <text:s/>1.35582 <text:s/></text:p>
      <text:p text:style-name="P6">iteration is :200</text:p>
      <text:p text:style-name="P6">pso_woa_fitness is :1749.37</text:p>
      <text:p text:style-name="P6">0.815191 <text:s/>2.2053 <text:s/>2.47885 <text:s/>4.30651 <text:s/>0.780681 <text:s/>1.11352 <text:s/>1.35861 <text:s/></text:p>
      <text:p text:style-name="P6">iteration is :300</text:p>
      <text:p text:style-name="P6">pso_woa_fitness is :1559.07</text:p>
      <text:p text:style-name="P6">0.585716 <text:s/>1.29177 <text:s/>2.60221 <text:s/>4.42681 <text:s/>1.56046 <text:s/>1.62979 <text:s/>2.00372 <text:s/></text:p>
      <text:p text:style-name="P6">iteration is :400</text:p>
      <text:p text:style-name="P6">pso_woa_fitness is :1517.89</text:p>
      <text:p text:style-name="P6">2.92746 <text:s/>1.12433 <text:s/>0.661105 <text:s/>3.52162 <text:s/>1.24301 <text:s/>1.27226 <text:s/>0.799442 <text:s/></text:p>
      <text:p text:style-name="P6">iteration is :500</text:p>
      <text:p text:style-name="P6">pso_woa_fitness is :812.389</text:p>
      <text:p text:style-name="P6">2.77358 <text:s/>1.46685 <text:s/>0.921908 <text:s/>4.35117 <text:s/>0.454117 <text:s/>1.2944 <text:s/>0.803315 <text:s/></text:p>
      <text:p text:style-name="P6">iteration is :600</text:p>
      <text:p text:style-name="P6">pso_woa_fitness is :429.13</text:p>
      <text:p text:style-name="P6">2.2339 <text:s/>1.28839 <text:s/>1.40425 <text:s/>4.75421 <text:s/>1.3655 <text:s/>1.84566 <text:s/>1.82286 <text:s/></text:p>
      <text:p text:style-name="P6">iteration is :700</text:p>
      <text:p text:style-name="P6">pso_woa_fitness is :658.444</text:p>
      <text:p text:style-name="P6">1.03774 <text:s/>0.746218 <text:s/>2.66845 <text:s/>3.80336 <text:s/>1.12752 <text:s/>1.97475 <text:s/>1.52263 <text:s/></text:p>
      <text:p text:style-name="P6">iteration is :800</text:p>
      <text:p text:style-name="P6">pso_woa_fitness is :80.0141</text:p>
      <text:p text:style-name="P6">1.13758 <text:s/>0.729878 <text:s/>2.50621 <text:s/>3.71249 <text:s/>1.29318 <text:s/>1.97129 <text:s/>1.38504 <text:s/></text:p>
      <text:p text:style-name="P6">iteration is :900</text:p>
      <text:p text:style-name="P6">pso_woa_fitness is :65.7677</text:p>
      <text:p text:style-name="P6">1.15771 <text:s/>0.735005 <text:s/>2.48947 <text:s/>3.73939 <text:s/>1.30742 <text:s/>1.97466 <text:s/>1.40051 <text:s/></text:p>
      <text:p text:style-name="P6">iteration is :1000</text:p>
      <text:p text:style-name="P6">pso_woa_fitness is :61.1588</text:p>
      <text:p text:style-name="P6">1.17971 <text:s/>0.744221 <text:s/>2.45889 <text:s/>3.76647 <text:s/>1.32976 <text:s/>1.97585 <text:s/>1.41112 <text:s/></text:p>
      <text:p text:style-name="P6">iteration is :1100</text:p>
      <text:p text:style-name="P6">pso_woa_fitness is :38.7334</text:p>
      <text:p text:style-name="P6">1.17851 <text:s/>0.697719 <text:s/>2.38927 <text:s/>3.72631 <text:s/>1.4035 <text:s/>1.95956 <text:s/>1.40953 <text:s/></text:p>
      <text:p text:style-name="P6">iteration is :1200</text:p>
      <text:p text:style-name="P6">pso_woa_fitness is :36.9637</text:p>
      <text:p text:style-name="P6">1.17606 <text:s/>0.69576 <text:s/>2.38994 <text:s/>3.72029 <text:s/>1.40296 <text:s/>1.95865 <text:s/>1.40541 <text:s/></text:p>
      <text:p text:style-name="P6">iteration is :1300</text:p>
      <text:p text:style-name="P6">pso_woa_fitness is :36.9486</text:p>
      <text:p text:style-name="P6">1.17624 <text:s/>0.695814 <text:s/>2.38971 <text:s/>3.72037 <text:s/>1.40308 <text:s/>1.95864 <text:s/>1.40536 <text:s/></text:p>
      <text:p text:style-name="P3">best fitness found is: <text:s text:c="2"/>36.91</text:p>
      <text:p text:style-name="P3">1.1766 <text:s/>0.696445 <text:s/>2.39025 <text:s/>3.72191 <text:s/>1.40267 <text:s/>1.95901 <text:s/>1.40628 <text:s/></text:p>
      <text:p text:style-name="P3">time = 4508.95s</text:p>
      <text:p text:style-name="P6">第6次搜索......</text:p>
      <text:p text:style-name="P6">WOA PSO 初始化完成......</text:p>
      <text:p text:style-name="P6">iteration is :0</text:p>
      <text:p text:style-name="P6">pso_woa_fitness is :3936.44</text:p>
      <text:p text:style-name="P6">-4.01835 <text:s/>2.9266 <text:s/>-0.839414 <text:s/>-2.00026 <text:s/>-6.21771 <text:s/>1.68638 <text:s/>-2.55304 <text:s/></text:p>
      <text:p text:style-name="P6">iteration is :100</text:p>
      <text:p text:style-name="P6"><text:soft-page-break/>pso_woa_fitness is :1999.31</text:p>
      <text:p text:style-name="P6">-0.840635 <text:s/>0 <text:s/>2.23551 <text:s/>2.60949 <text:s/>-2.41513 <text:s/>-1.14239 <text:s/>-2.55718 <text:s/></text:p>
      <text:p text:style-name="P6">iteration is :200</text:p>
      <text:p text:style-name="P6">pso_woa_fitness is :2320.68</text:p>
      <text:p text:style-name="P6">0.193427 <text:s/>0.49837 <text:s/>2.30168 <text:s/>0.931755 <text:s/>2.57988 <text:s/>-0.522994 <text:s/>1.26028 <text:s/></text:p>
      <text:p text:style-name="P6">iteration is :300</text:p>
      <text:p text:style-name="P6">pso_woa_fitness is :1622.07</text:p>
      <text:p text:style-name="P6">1.72582 <text:s/>0.805654 <text:s/>1.20689 <text:s/>3.99602 <text:s/>-0.280304 <text:s/>-1.2944 <text:s/>-3.10294 <text:s/></text:p>
      <text:p text:style-name="P6">iteration is :400</text:p>
      <text:p text:style-name="P6">pso_woa_fitness is :990.366</text:p>
      <text:p text:style-name="P6">0.278272 <text:s/>0.10151 <text:s/>0.119141 <text:s/>3.44809 <text:s/>-0.508239 <text:s/>-2.0944 <text:s/>-1.96656 <text:s/></text:p>
      <text:p text:style-name="P6">iteration is :500</text:p>
      <text:p text:style-name="P6">pso_woa_fitness is :1592.43</text:p>
      <text:p text:style-name="P6">1.41317 <text:s/>0.0200103 <text:s/>1.63022 <text:s/>3.3997 <text:s/>-0.75673 <text:s/>-1.97647 <text:s/>-1.85584 <text:s/></text:p>
      <text:p text:style-name="P6">iteration is :600</text:p>
      <text:p text:style-name="P6">pso_woa_fitness is :1025.71</text:p>
      <text:p text:style-name="P6">2.26512 <text:s/>0.583593 <text:s/>0.543494 <text:s/>4.62284 <text:s/>-0.505678 <text:s/>-1.59165 <text:s/>-1.06424 <text:s/></text:p>
      <text:p text:style-name="P6">iteration is :700</text:p>
      <text:p text:style-name="P6">pso_woa_fitness is :305.233</text:p>
      <text:p text:style-name="P6">1.22896 <text:s/>0.494993 <text:s/>1.57634 <text:s/>3.77742 <text:s/>-0.960659 <text:s/>-1.73616 <text:s/>-1.68786 <text:s/></text:p>
      <text:p text:style-name="P6">iteration is :800</text:p>
      <text:p text:style-name="P6">pso_woa_fitness is :391.004</text:p>
      <text:p text:style-name="P6">1.38633 <text:s/>0.755819 <text:s/>2.40188 <text:s/>4.16966 <text:s/>-1.89488 <text:s/>-1.47013 <text:s/>-1.53696 <text:s/></text:p>
      <text:p text:style-name="P6">iteration is :900</text:p>
      <text:p text:style-name="P6">pso_woa_fitness is :122.404</text:p>
      <text:p text:style-name="P6">1.22789 <text:s/>0.54731 <text:s/>1.47787 <text:s/>3.5619 <text:s/>-0.909093 <text:s/>-1.75175 <text:s/>-1.91711 <text:s/></text:p>
      <text:p text:style-name="P6">iteration is :1000</text:p>
      <text:p text:style-name="P6">pso_woa_fitness is :102.724</text:p>
      <text:p text:style-name="P6">1.20908 <text:s/>0.516234 <text:s/>1.49932 <text:s/>3.50409 <text:s/>-0.919135 <text:s/>-1.80322 <text:s/>-1.93537 <text:s/></text:p>
      <text:p text:style-name="P6">iteration is :1100</text:p>
      <text:p text:style-name="P6">pso_woa_fitness is :94.3947</text:p>
      <text:p text:style-name="P6">1.20009 <text:s/>0.514835 <text:s/>1.50868 <text:s/>3.48806 <text:s/>-0.922956 <text:s/>-1.80754 <text:s/>-1.94032 <text:s/></text:p>
      <text:p text:style-name="P6">iteration is :1200</text:p>
      <text:p text:style-name="P6">pso_woa_fitness is :87.8272</text:p>
      <text:p text:style-name="P6">1.31588 <text:s/>0.516228 <text:s/>1.50076 <text:s/>3.65751 <text:s/>-0.953711 <text:s/>-1.7794 <text:s/>-1.87371 <text:s/></text:p>
      <text:p text:style-name="P6">iteration is :1300</text:p>
      <text:p text:style-name="P6">pso_woa_fitness is :85.3546</text:p>
      <text:p text:style-name="P6">1.39793 <text:s/>0.519997 <text:s/>1.47939 <text:s/>3.78133 <text:s/>-0.963214 <text:s/>-1.75325 <text:s/>-1.82676 <text:s/></text:p>
      <text:p text:style-name="P6">best fitness found is: <text:s text:c="2"/>85.3514</text:p>
      <text:p text:style-name="P6">1.39747 <text:s/>0.519977 <text:s/>1.4795 <text:s/>3.78065 <text:s/>-0.963145 <text:s/>-1.75338 <text:s/>-1.82703 <text:s/></text:p>
      <text:p text:style-name="P6">time = 4511.02s</text:p>
      <text:p text:style-name="P6">第7次搜索......</text:p>
      <text:p text:style-name="P6">WOA PSO 初始化完成......</text:p>
      <text:p text:style-name="P6">iteration is :0</text:p>
      <text:p text:style-name="P6">pso_woa_fitness is :3517.49</text:p>
      <text:p text:style-name="P6">-4.61185 <text:s/>1.76438 <text:s/>-5.76592 <text:s/>4.38796 <text:s/>-2.19173 <text:s/>-0.270678 <text:s/>-1.50823 <text:s/></text:p>
      <text:p text:style-name="P6">iteration is :100</text:p>
      <text:p text:style-name="P6">pso_woa_fitness is :2990.8</text:p>
      <text:p text:style-name="P6">-3.34374 <text:s/>2.33979 <text:s/>-4.20692 <text:s/>1.68947 <text:s/>2.11906 <text:s/>-0.621836 <text:s/>4.88203 <text:s/></text:p>
      <text:p text:style-name="P6">iteration is :200</text:p>
      <text:p text:style-name="P6">pso_woa_fitness is :2386.08</text:p>
      <text:p text:style-name="P6">-3.3373 <text:s/>1.94234 <text:s/>-3.4805 <text:s/>0.948413 <text:s/>0.52262 <text:s/>-1.86961 <text:s/>5.87384 <text:s/></text:p>
      <text:p text:style-name="P6"><text:soft-page-break/>iteration is :300</text:p>
      <text:p text:style-name="P6">pso_woa_fitness is :2355.23</text:p>
      <text:p text:style-name="P6">-4.22614 <text:s/>1.78597 <text:s/>-2.6475 <text:s/>-0.631232 <text:s/>-0.0947479 <text:s/>-1.48224 <text:s/>3.59722 <text:s/></text:p>
      <text:p text:style-name="P6">iteration is :400</text:p>
      <text:p text:style-name="P6">pso_woa_fitness is :2448.67</text:p>
      <text:p text:style-name="P6">-0.836364 <text:s/>1.76967 <text:s/>-3.33668 <text:s/>1.4438 <text:s/>0.68638 <text:s/>-1.92403 <text:s/>4.16163 <text:s/></text:p>
      <text:p text:style-name="P6">iteration is :500</text:p>
      <text:p text:style-name="P6">pso_woa_fitness is :1763.78</text:p>
      <text:p text:style-name="P6">-2.73796 <text:s/>2.07756 <text:s/>-3.3887 <text:s/>2.94873 <text:s/>0.28575 <text:s/>-1.24041 <text:s/>3.48805 <text:s/></text:p>
      <text:p text:style-name="P6">iteration is :600</text:p>
      <text:p text:style-name="P6">pso_woa_fitness is :1344.36</text:p>
      <text:p text:style-name="P6">-2.25711 <text:s/>2.26263 <text:s/>-4.75584 <text:s/>1.14899 <text:s/>2.05416 <text:s/>-2.05779 <text:s/>5.85076 <text:s/></text:p>
      <text:p text:style-name="P6">iteration is :700</text:p>
      <text:p text:style-name="P6">pso_woa_fitness is :398.914</text:p>
      <text:p text:style-name="P6">-5.37128 <text:s/>0.368852 <text:s/>-0.602694 <text:s/>3.503 <text:s/>1.2334 <text:s/>-1.9363 <text:s/>-2.36098 <text:s/></text:p>
      <text:p text:style-name="P6">iteration is :800</text:p>
      <text:p text:style-name="P6">pso_woa_fitness is :394.307</text:p>
      <text:p text:style-name="P6">-5.37589 <text:s/>0.366675 <text:s/>-0.601889 <text:s/>3.50629 <text:s/>1.22753 <text:s/>-1.9376 <text:s/>-2.36854 <text:s/></text:p>
      <text:p text:style-name="P6">iteration is :900</text:p>
      <text:p text:style-name="P6">pso_woa_fitness is :312.703</text:p>
      <text:p text:style-name="P6">-5.33121 <text:s/>0.393425 <text:s/>-0.653059 <text:s/>3.37295 <text:s/>1.24815 <text:s/>-1.92912 <text:s/>-2.30148 <text:s/></text:p>
      <text:p text:style-name="P6">iteration is :1000</text:p>
      <text:p text:style-name="P6">pso_woa_fitness is :139.367</text:p>
      <text:p text:style-name="P6">-5.43558 <text:s/>0.322946 <text:s/>-0.62291 <text:s/>3.31666 <text:s/>1.33434 <text:s/>-1.97964 <text:s/>-2.082 <text:s/></text:p>
      <text:p text:style-name="P6">iteration is :1100</text:p>
      <text:p text:style-name="P6">pso_woa_fitness is :90.4465</text:p>
      <text:p text:style-name="P6">-5.47691 <text:s/>0.18686 <text:s/>-0.618626 <text:s/>3.60031 <text:s/>1.25558 <text:s/>-1.99225 <text:s/>-2.24844 <text:s/></text:p>
      <text:p text:style-name="P6">iteration is :1200</text:p>
      <text:p text:style-name="P6">pso_woa_fitness is :84.1359</text:p>
      <text:p text:style-name="P6">-5.48571 <text:s/>0.194414 <text:s/>-0.617408 <text:s/>3.58931 <text:s/>1.27089 <text:s/>-1.98791 <text:s/>-2.23945 <text:s/></text:p>
      <text:p text:style-name="P6">iteration is :1300</text:p>
      <text:p text:style-name="P6">pso_woa_fitness is :83.4768</text:p>
      <text:p text:style-name="P6">-5.48713 <text:s/>0.196075 <text:s/>-0.620723 <text:s/>3.5913 <text:s/>1.27405 <text:s/>-1.98682 <text:s/>-2.24195 <text:s/></text:p>
      <text:p text:style-name="P6">best fitness found is: <text:s text:c="2"/>83.1937</text:p>
      <text:p text:style-name="P6">-5.48739 <text:s/>0.196473 <text:s/>-0.622327 <text:s/>3.59221 <text:s/>1.27525 <text:s/>-1.98679 <text:s/>-2.24327 <text:s/></text:p>
      <text:p text:style-name="P6">time = 4488.16s</text:p>
      <text:p text:style-name="P6">第8次搜索......</text:p>
      <text:p text:style-name="P6">WOA PSO 初始化完成......</text:p>
      <text:p text:style-name="P6">iteration is :0</text:p>
      <text:p text:style-name="P6">pso_woa_fitness is :3727.46</text:p>
      <text:p text:style-name="P6">0.90824 <text:s/>0.269762 <text:s/>-2.30767 <text:s/>0.709899 <text:s/>2.67367 <text:s/>1.05196 <text:s/>5.49549 <text:s/></text:p>
      <text:p text:style-name="P6">iteration is :100</text:p>
      <text:p text:style-name="P6">pso_woa_fitness is :2561.31</text:p>
      <text:p text:style-name="P6">-6.12989 <text:s/>1.37383 <text:s/>-4.89652 <text:s/>-3.16734 <text:s/>-5.35189 <text:s/>-1.83356 <text:s/>-1.56165 <text:s/></text:p>
      <text:p text:style-name="P6">iteration is :200</text:p>
      <text:p text:style-name="P6">pso_woa_fitness is :2739.97</text:p>
      <text:p text:style-name="P6">-6.28319 <text:s/>1.64804 <text:s/>-6.28319 <text:s/>-4.83024 <text:s/>-6.10238 <text:s/>-2.0944 <text:s/>-1.77292 <text:s/>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8:26:56.115829950</meta:creation-date>
    <dc:date>2022-09-23T11:04:10.962358030</dc:date>
    <meta:editing-duration>PT7M1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2" meta:paragraph-count="1084" meta:word-count="4828" meta:character-count="38063" meta:non-whitespace-character-count="31837"/>
  </office:meta>
</office:document-meta>
</file>